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68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5.299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807cm"/>
    </style:style>
    <style:style style:name="co7" style:family="table-column">
      <style:table-column-properties fo:break-before="auto" style:column-width="3.334cm"/>
    </style:style>
    <style:style style:name="co8" style:family="table-column">
      <style:table-column-properties fo:break-before="auto" style:column-width="4.94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3.05cm"/>
    </style:style>
    <style:style style:name="co11" style:family="table-column">
      <style:table-column-properties fo:break-before="auto" style:column-width="5.435cm"/>
    </style:style>
    <style:style style:name="co12" style:family="table-column">
      <style:table-column-properties fo:break-before="auto" style:column-width="4.126cm"/>
    </style:style>
    <style:style style:name="co13" style:family="table-column">
      <style:table-column-properties fo:break-before="auto" style:column-width="4.561cm"/>
    </style:style>
    <style:style style:name="co14" style:family="table-column">
      <style:table-column-properties fo:break-before="auto" style:column-width="3.907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163cm"/>
    </style:style>
    <style:style style:name="co18" style:family="table-column">
      <style:table-column-properties fo:break-before="auto" style:column-width="1.289cm"/>
    </style:style>
    <style:style style:name="co19" style:family="table-column">
      <style:table-column-properties fo:break-before="auto" style:column-width="3.881cm"/>
    </style:style>
    <style:style style:name="co20" style:family="table-column">
      <style:table-column-properties fo:break-before="auto" style:column-width="4.48cm"/>
    </style:style>
    <style:style style:name="co21" style:family="table-column">
      <style:table-column-properties fo:break-before="auto" style:column-width="5.08cm"/>
    </style:style>
    <style:style style:name="co22" style:family="table-column">
      <style:table-column-properties fo:break-before="auto" style:column-width="4.316cm"/>
    </style:style>
    <style:style style:name="co23" style:family="table-column">
      <style:table-column-properties fo:break-before="auto" style:column-width="4.697cm"/>
    </style:style>
    <style:style style:name="co24" style:family="table-column">
      <style:table-column-properties fo:break-before="auto" style:column-width="4.3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11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ext-properties fo:color="#00a933"/>
    </style:style>
    <style:style style:name="ce8" style:family="table-cell" style:parent-style-name="Default" style:data-style-name="N0">
      <style:text-properties fo:color="#ce181e"/>
    </style:style>
    <style:style style:name="ce3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39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transparent"/>
    </style:style>
    <style:style style:name="ce3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1" style:font-size-asian="11pt" style:font-name-complex="Calibri1" style:font-size-complex="11pt"/>
    </style:style>
    <style:style style:name="ce33" style:family="table-cell" style:parent-style-name="Default" style:data-style-name="N0">
      <style:table-cell-properties fo:background-color="transparent"/>
      <style:text-properties fo:color="#00b050"/>
    </style:style>
    <style:style style:name="ce3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a933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5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alibri2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11pt" style:font-name-asian="Calibri2" style:font-size-asian="11pt" style:font-name-complex="Calibri2" style:font-size-complex="11pt"/>
    </style:style>
    <style:style style:name="ce49" style:family="table-cell" style:parent-style-name="Default" style:data-style-name="N110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 style:data-style-name="N0">
      <style:table-cell-properties fo:background-color="transparent"/>
      <style:text-properties style:font-name="Calibri1" fo:font-size="11pt" style:font-name-asian="Calibri1" style:font-size-asian="11pt" style:font-name-complex="Calibri1" style:font-size-complex="11pt"/>
    </style:style>
    <style:style style:name="ce63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4" style:family="table-cell" style:parent-style-name="Default" style:data-style-name="N0">
      <style:table-cell-properties fo:background-color="transparent"/>
      <style:text-properties fo:color="#00a933"/>
    </style:style>
    <style:style style:name="ce65" style:family="table-cell" style:parent-style-name="Default">
      <style:table-cell-properties fo:background-color="transparent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b050"/>
    </style:style>
    <style:style style:name="ce5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a933"/>
    </style:style>
    <style:style style:name="ce7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 style:data-style-name="N109">
      <style:table-cell-properties style:text-align-source="fix" style:repeat-content="false" fo:background-color="transparent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1" fo:font-size="11pt" style:font-name-asian="Calibri1" style:font-size-asian="11pt" style:font-name-complex="Calibri1" style:font-size-complex="11pt"/>
    </style:style>
    <style:style style:name="ce9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Default" style:data-style-name="N0">
      <style:text-properties fo:color="#00a933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_l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table:style-name="ce28" office:value-type="string" calcext:value-type="string">
            <text:p>LR</text:p>
          </table:table-cell>
          <table:table-cell table:style-name="ce28" office:value-type="string" calcext:value-type="string">
            <text:p>Test accuracy (before)</text:p>
          </table:table-cell>
          <table:table-cell table:style-name="ce28" office:value-type="string" calcext:value-type="string">
            <text:p>Test accuracy (after)</text:p>
          </table:table-cell>
          <table:table-cell table:style-name="ce28" office:value-type="string" calcext:value-type="string">
            <text:p>Sparsity rate (before)</text:p>
          </table:table-cell>
          <table:table-cell table:style-name="ce28" office:value-type="string" calcext:value-type="string">
            <text:p>Sparsity rate (after)</text:p>
          </table:table-cell>
          <table:table-cell table:style-name="ce28" office:value-type="string" calcext:value-type="string">
            <text:p>L2-Norms</text:p>
          </table:table-cell>
          <table:table-cell table:style-name="ce28" office:value-type="string" calcext:value-type="string">
            <text:p>diff_accuracy</text:p>
          </table:table-cell>
          <table:table-cell table:style-name="ce28" office:value-type="string" calcext:value-type="string">
            <text:p>diff_sparsity</text:p>
          </table:table-cell>
          <table:table-cell table:number-columns-repeated="1016"/>
        </table:table-row>
        <table:table-row table:style-name="ro1">
          <table:table-cell table:style-name="ce29" office:value-type="float" office:value="0.001" calcext:value-type="float">
            <text:p>0.001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2" calcext:value-type="float">
            <text:p>0.9932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774447702086049" calcext:value-type="float">
            <text:p>0.774447702086049</text:p>
          </table:table-cell>
          <table:table-cell table:style-name="ce37" office:value-type="float" office:value="0.0247086779968813" calcext:value-type="float">
            <text:p>0.024708677996881</text:p>
          </table:table-cell>
          <table:table-cell table:style-name="ce39" table:formula="of:=[.B2]-[.C2]" office:value-type="float" office:value="0.000099999999999989" calcext:value-type="float">
            <text:p>0.00010</text:p>
          </table:table-cell>
          <table:table-cell table:style-name="ce41" table:formula="of:=[.D2]-[.E2]" office:value-type="float" office:value="-0.144077680899608" calcext:value-type="float">
            <text:p>-0.144077680899608</text:p>
          </table:table-cell>
          <table:table-cell table:number-columns-repeated="1016"/>
        </table:table-row>
        <table:table-row table:style-name="ro1">
          <table:table-cell table:style-name="ce29" office:value-type="float" office:value="0.002" calcext:value-type="float">
            <text:p>0.002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764083841264668" calcext:value-type="float">
            <text:p>0.764083841264668</text:p>
          </table:table-cell>
          <table:table-cell table:style-name="ce37" office:value-type="float" office:value="0.0251547152003273" calcext:value-type="float">
            <text:p>0.025154715200327</text:p>
          </table:table-cell>
          <table:table-cell table:style-name="ce39" table:formula="of:=[.B3]-[.C3]" office:value-type="float" office:value="0" calcext:value-type="float">
            <text:p>0.00000</text:p>
          </table:table-cell>
          <table:table-cell table:style-name="ce41" table:formula="of:=[.D3]-[.E3]" office:value-type="float" office:value="-0.133713820078227" calcext:value-type="float">
            <text:p>-0.133713820078227</text:p>
          </table:table-cell>
          <table:table-cell table:number-columns-repeated="1016"/>
        </table:table-row>
        <table:table-row table:style-name="ro1">
          <table:table-cell table:style-name="ce29" office:value-type="float" office:value="0.004" calcext:value-type="float">
            <text:p>0.004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744476010430248" calcext:value-type="float">
            <text:p>0.744476010430248</text:p>
          </table:table-cell>
          <table:table-cell table:style-name="ce37" office:value-type="float" office:value="0.0259531790124252" calcext:value-type="float">
            <text:p>0.025953179012425</text:p>
          </table:table-cell>
          <table:table-cell table:style-name="ce39" table:formula="of:=[.B4]-[.C4]" office:value-type="float" office:value="0" calcext:value-type="float">
            <text:p>0.00000</text:p>
          </table:table-cell>
          <table:table-cell table:style-name="ce41" table:formula="of:=[.D4]-[.E4]" office:value-type="float" office:value="-0.114105989243807" calcext:value-type="float">
            <text:p>-0.114105989243807</text:p>
          </table:table-cell>
          <table:table-cell table:number-columns-repeated="1016"/>
        </table:table-row>
        <table:table-row table:style-name="ro1">
          <table:table-cell table:style-name="ce29" office:value-type="float" office:value="0.006" calcext:value-type="float">
            <text:p>0.006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725674119947849" calcext:value-type="float">
            <text:p>0.725674119947849</text:p>
          </table:table-cell>
          <table:table-cell table:style-name="ce37" office:value-type="float" office:value="0.0267957992969081" calcext:value-type="float">
            <text:p>0.026795799296908</text:p>
          </table:table-cell>
          <table:table-cell table:style-name="ce39" table:formula="of:=[.B5]-[.C5]" office:value-type="float" office:value="0" calcext:value-type="float">
            <text:p>0.00000</text:p>
          </table:table-cell>
          <table:table-cell table:style-name="ce41" table:formula="of:=[.D5]-[.E5]" office:value-type="float" office:value="-0.095304098761408" calcext:value-type="float">
            <text:p>-0.095304098761408</text:p>
          </table:table-cell>
          <table:table-cell table:number-columns-repeated="1016"/>
        </table:table-row>
        <table:table-row table:style-name="ro1">
          <table:table-cell table:style-name="ce29" office:value-type="float" office:value="0.008" calcext:value-type="float">
            <text:p>0.008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706661774771838" calcext:value-type="float">
            <text:p>0.706661774771838</text:p>
          </table:table-cell>
          <table:table-cell table:style-name="ce37" office:value-type="float" office:value="0.0277468511519954" calcext:value-type="float">
            <text:p>0.027746851151995</text:p>
          </table:table-cell>
          <table:table-cell table:style-name="ce39" table:formula="of:=[.B6]-[.C6]" office:value-type="float" office:value="0" calcext:value-type="float">
            <text:p>0.00000</text:p>
          </table:table-cell>
          <table:table-cell table:style-name="ce41" table:formula="of:=[.D6]-[.E6]" office:value-type="float" office:value="-0.076291753585397" calcext:value-type="float">
            <text:p>-0.076291753585397</text:p>
          </table:table-cell>
          <table:table-cell table:number-columns-repeated="1016"/>
        </table:table-row>
        <table:table-row table:style-name="ro1">
          <table:table-cell table:style-name="ce29" office:value-type="float" office:value="0.009" calcext:value-type="float">
            <text:p>0.009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3" calcext:value-type="float">
            <text:p>0.993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697748745110821" calcext:value-type="float">
            <text:p>0.697748745110821</text:p>
          </table:table-cell>
          <table:table-cell table:style-name="ce37" office:value-type="float" office:value="0.0282363382358104" calcext:value-type="float">
            <text:p>0.028236338235810</text:p>
          </table:table-cell>
          <table:table-cell table:style-name="ce39" table:formula="of:=[.B7]-[.C7]" office:value-type="float" office:value="0" calcext:value-type="float">
            <text:p>0.00000</text:p>
          </table:table-cell>
          <table:table-cell table:style-name="ce41" table:formula="of:=[.D7]-[.E7]" office:value-type="float" office:value="-0.0673787239243799" calcext:value-type="float">
            <text:p>-0.067378723924380</text:p>
          </table:table-cell>
          <table:table-cell table:number-columns-repeated="1016"/>
        </table:table-row>
        <table:table-row table:style-name="ro1">
          <table:table-cell table:style-name="ce52" office:value-type="float" office:value="0.01" calcext:value-type="float">
            <text:p>0.01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31" calcext:value-type="float">
            <text:p>0.9931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69007634452412" calcext:value-type="float">
            <text:p>0.690076344524120</text:p>
          </table:table-cell>
          <table:table-cell table:style-name="ce37" office:value-type="float" office:value="0.0287246407117695" calcext:value-type="float">
            <text:p>0.028724640711770</text:p>
          </table:table-cell>
          <table:table-cell table:style-name="ce39" table:formula="of:=[.B8]-[.C8]" office:value-type="float" office:value="0.000199999999999978" calcext:value-type="float">
            <text:p>0.00020</text:p>
          </table:table-cell>
          <table:table-cell table:style-name="ce41" table:formula="of:=[.D8]-[.E8]" office:value-type="float" office:value="-0.059706323337679" calcext:value-type="float">
            <text:p>-0.059706323337679</text:p>
          </table:table-cell>
          <table:table-cell table:number-columns-repeated="1016"/>
        </table:table-row>
        <table:table-row table:style-name="ro1">
          <table:table-cell table:style-name="ce52" office:value-type="float" office:value="0.02" calcext:value-type="float">
            <text:p>0.02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02" calcext:value-type="float">
            <text:p>0.9902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620406087027379" calcext:value-type="float">
            <text:p>0.620406087027379</text:p>
          </table:table-cell>
          <table:table-cell table:style-name="ce37" office:value-type="float" office:value="0.033467184436135" calcext:value-type="float">
            <text:p>0.033467184436135</text:p>
          </table:table-cell>
          <table:table-cell table:style-name="ce39" table:formula="of:=[.B9]-[.C9]" office:value-type="float" office:value="0.00309999999999999" calcext:value-type="float">
            <text:p>0.00310</text:p>
          </table:table-cell>
          <table:table-cell table:style-name="ce41" table:formula="of:=[.D9]-[.E9]" office:value-type="float" office:value="0.00996393415906205" calcext:value-type="float">
            <text:p>0.009963934159062</text:p>
          </table:table-cell>
          <table:table-cell table:number-columns-repeated="1016"/>
        </table:table-row>
        <table:table-row table:style-name="ro1">
          <table:table-cell table:style-name="ce52" office:value-type="float" office:value="0.04" calcext:value-type="float">
            <text:p>0.04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05" calcext:value-type="float">
            <text:p>0.9905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84069996740548" calcext:value-type="float">
            <text:p>0.584069996740548</text:p>
          </table:table-cell>
          <table:table-cell table:style-name="ce37" office:value-type="float" office:value="0.036260234490782" calcext:value-type="float">
            <text:p>0.036260234490782</text:p>
          </table:table-cell>
          <table:table-cell table:style-name="ce39" table:formula="of:=[.B10]-[.C10]" office:value-type="float" office:value="0.00279999999999991" calcext:value-type="float">
            <text:p>0.00280</text:p>
          </table:table-cell>
          <table:table-cell table:style-name="ce41" table:formula="of:=[.D10]-[.E10]" office:value-type="float" office:value="0.046300024445893" calcext:value-type="float">
            <text:p>0.046300024445893</text:p>
          </table:table-cell>
          <table:table-cell table:number-columns-repeated="1016"/>
        </table:table-row>
        <table:table-row table:style-name="ro1">
          <table:table-cell table:style-name="ce52" office:value-type="float" office:value="0.06" calcext:value-type="float">
            <text:p>0.06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03" calcext:value-type="float">
            <text:p>0.990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77313705997393" calcext:value-type="float">
            <text:p>0.577313705997393</text:p>
          </table:table-cell>
          <table:table-cell table:style-name="ce37" office:value-type="float" office:value="0.0368756487675011" calcext:value-type="float">
            <text:p>0.036875648767501</text:p>
          </table:table-cell>
          <table:table-cell table:style-name="ce39" table:formula="of:=[.B11]-[.C11]" office:value-type="float" office:value="0.003" calcext:value-type="float">
            <text:p>0.00300</text:p>
          </table:table-cell>
          <table:table-cell table:style-name="ce41" table:formula="of:=[.D11]-[.E11]" office:value-type="float" office:value="0.0530563151890481" calcext:value-type="float">
            <text:p>0.053056315189048</text:p>
          </table:table-cell>
          <table:table-cell table:number-columns-repeated="1016"/>
        </table:table-row>
        <table:table-row table:style-name="ro1">
          <table:table-cell table:style-name="ce52" office:value-type="float" office:value="0.08" calcext:value-type="float">
            <text:p>0.08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86" calcext:value-type="float">
            <text:p>0.9886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7385506029987" calcext:value-type="float">
            <text:p>0.573855060299870</text:p>
          </table:table-cell>
          <table:table-cell table:style-name="ce37" office:value-type="float" office:value="0.0372318767771125" calcext:value-type="float">
            <text:p>0.037231876777113</text:p>
          </table:table-cell>
          <table:table-cell table:style-name="ce39" table:formula="of:=[.B12]-[.C12]" office:value-type="float" office:value="0.00469999999999993" calcext:value-type="float">
            <text:p>0.00470</text:p>
          </table:table-cell>
          <table:table-cell table:style-name="ce41" table:formula="of:=[.D12]-[.E12]" office:value-type="float" office:value="0.056514960886571" calcext:value-type="float">
            <text:p>0.056514960886571</text:p>
          </table:table-cell>
          <table:table-cell table:number-columns-repeated="1016"/>
        </table:table-row>
        <table:table-row table:style-name="ro1">
          <table:table-cell table:style-name="ce52" office:value-type="float" office:value="0.09" calcext:value-type="float">
            <text:p>0.09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96" calcext:value-type="float">
            <text:p>0.9896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72487874837027" calcext:value-type="float">
            <text:p>0.572487874837027</text:p>
          </table:table-cell>
          <table:table-cell table:style-name="ce37" office:value-type="float" office:value="0.0373705492597073" calcext:value-type="float">
            <text:p>0.037370549259707</text:p>
          </table:table-cell>
          <table:table-cell table:style-name="ce39" table:formula="of:=[.B13]-[.C13]" office:value-type="float" office:value="0.00369999999999993" calcext:value-type="float">
            <text:p>0.00370</text:p>
          </table:table-cell>
          <table:table-cell table:style-name="ce41" table:formula="of:=[.D13]-[.E13]" office:value-type="float" office:value="0.057882146349414" calcext:value-type="float">
            <text:p>0.057882146349414</text:p>
          </table:table-cell>
          <table:table-cell table:number-columns-repeated="1016"/>
        </table:table-row>
        <table:table-row table:style-name="ro1">
          <table:table-cell table:style-name="ce52" office:value-type="float" office:value="0.1" calcext:value-type="float">
            <text:p>0.1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" calcext:value-type="float">
            <text:p>0.9900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71522449478488" calcext:value-type="float">
            <text:p>0.571522449478488</text:p>
          </table:table-cell>
          <table:table-cell table:style-name="ce37" office:value-type="float" office:value="0.0374801615748554" calcext:value-type="float">
            <text:p>0.037480161574855</text:p>
          </table:table-cell>
          <table:table-cell table:style-name="ce39" table:formula="of:=[.B14]-[.C14]" office:value-type="float" office:value="0.00329999999999997" calcext:value-type="float">
            <text:p>0.00330</text:p>
          </table:table-cell>
          <table:table-cell table:style-name="ce41" table:formula="of:=[.D14]-[.E14]" office:value-type="float" office:value="0.0588475717079531" calcext:value-type="float">
            <text:p>0.058847571707953</text:p>
          </table:table-cell>
          <table:table-cell table:number-columns-repeated="1016"/>
        </table:table-row>
        <table:table-row table:style-name="ro1">
          <table:table-cell table:style-name="ce52" office:value-type="float" office:value="0.2" calcext:value-type="float">
            <text:p>0.2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81" calcext:value-type="float">
            <text:p>0.9881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6633156779661" calcext:value-type="float">
            <text:p>0.566331567796610</text:p>
          </table:table-cell>
          <table:table-cell table:style-name="ce37" office:value-type="float" office:value="0.0381143284682184" calcext:value-type="float">
            <text:p>0.038114328468218</text:p>
          </table:table-cell>
          <table:table-cell table:style-name="ce39" table:formula="of:=[.B15]-[.C15]" office:value-type="float" office:value="0.00519999999999998" calcext:value-type="float">
            <text:p>0.00520</text:p>
          </table:table-cell>
          <table:table-cell table:style-name="ce41" table:formula="of:=[.D15]-[.E15]" office:value-type="float" office:value="0.0640384533898311" calcext:value-type="float">
            <text:p>0.064038453389831</text:p>
          </table:table-cell>
          <table:table-cell table:number-columns-repeated="1016"/>
        </table:table-row>
        <table:table-row table:style-name="ro1">
          <table:table-cell table:style-name="ce72" office:value-type="float" office:value="0.4" calcext:value-type="float">
            <text:p>0.4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04" calcext:value-type="float">
            <text:p>0.9904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64144760430248" calcext:value-type="float">
            <text:p>0.564144760430248</text:p>
          </table:table-cell>
          <table:table-cell table:style-name="ce37" office:value-type="float" office:value="0.0384250409740955" calcext:value-type="float">
            <text:p>0.038425040974096</text:p>
          </table:table-cell>
          <table:table-cell table:style-name="ce39" table:formula="of:=[.B16]-[.C16]" office:value-type="float" office:value="0.00290000000000001" calcext:value-type="float">
            <text:p>0.00290</text:p>
          </table:table-cell>
          <table:table-cell table:style-name="ce41" table:formula="of:=[.D16]-[.E16]" office:value-type="float" office:value="0.0662252607561931" calcext:value-type="float">
            <text:p>0.066225260756193</text:p>
          </table:table-cell>
          <table:table-cell table:number-columns-repeated="1016"/>
        </table:table-row>
        <table:table-row table:style-name="ro1">
          <table:table-cell table:style-name="ce72" office:value-type="float" office:value="0.6" calcext:value-type="float">
            <text:p>0.6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03" calcext:value-type="float">
            <text:p>0.990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60859264993481" calcext:value-type="float">
            <text:p>0.560859264993481</text:p>
          </table:table-cell>
          <table:table-cell table:style-name="ce37" office:value-type="float" office:value="0.0402929510809481" calcext:value-type="float">
            <text:p>0.040292951080948</text:p>
          </table:table-cell>
          <table:table-cell table:style-name="ce39" table:formula="of:=[.B17]-[.C17]" office:value-type="float" office:value="0.003" calcext:value-type="float">
            <text:p>0.00300</text:p>
          </table:table-cell>
          <table:table-cell table:style-name="ce41" table:formula="of:=[.D17]-[.E17]" office:value-type="float" office:value="0.06951075619296" calcext:value-type="float">
            <text:p>0.069510756192960</text:p>
          </table:table-cell>
          <table:table-cell table:number-columns-repeated="1016"/>
        </table:table-row>
        <table:table-row table:style-name="ro1">
          <table:table-cell table:style-name="ce11" office:value-type="float" office:value="0.8" calcext:value-type="float">
            <text:p>0.8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16" calcext:value-type="float">
            <text:p>0.9916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58711367340287" calcext:value-type="float">
            <text:p>0.558711367340287</text:p>
          </table:table-cell>
          <table:table-cell table:style-name="ce37" office:value-type="float" office:value="0.0406223723135889" calcext:value-type="float">
            <text:p>0.040622372313589</text:p>
          </table:table-cell>
          <table:table-cell table:style-name="ce39" table:formula="of:=[.B18]-[.C18]" office:value-type="float" office:value="0.00169999999999992" calcext:value-type="float">
            <text:p>0.00170</text:p>
          </table:table-cell>
          <table:table-cell table:style-name="ce41" table:formula="of:=[.D18]-[.E18]" office:value-type="float" office:value="0.071658653846154" calcext:value-type="float">
            <text:p>0.071658653846154</text:p>
          </table:table-cell>
          <table:table-cell table:number-columns-repeated="1016"/>
        </table:table-row>
        <table:table-row table:style-name="ro1">
          <table:table-cell table:style-name="ce52" office:value-type="float" office:value="0.9" calcext:value-type="float">
            <text:p>0.9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95" calcext:value-type="float">
            <text:p>0.9895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37" office:value-type="float" office:value="0.558890539439374" calcext:value-type="float">
            <text:p>0.558890539439374</text:p>
          </table:table-cell>
          <table:table-cell table:style-name="ce37" office:value-type="float" office:value="0.0408907760098577" calcext:value-type="float">
            <text:p>0.040890776009858</text:p>
          </table:table-cell>
          <table:table-cell table:style-name="ce39" table:formula="of:=[.B19]-[.C19]" office:value-type="float" office:value="0.00379999999999991" calcext:value-type="float">
            <text:p>0.00380</text:p>
          </table:table-cell>
          <table:table-cell table:style-name="ce41" table:formula="of:=[.D19]-[.E19]" office:value-type="float" office:value="0.0714794817470671" calcext:value-type="float">
            <text:p>0.071479481747067</text:p>
          </table:table-cell>
          <table:table-cell table:number-columns-repeated="1016"/>
        </table:table-row>
        <table:table-row table:style-name="ro1" table:number-rows-repeated="2">
          <table:table-cell table:style-name="ce52"/>
          <table:table-cell table:style-name="ce29"/>
          <table:table-cell table:style-name="ce35"/>
          <table:table-cell table:style-name="ce29"/>
          <table:table-cell table:style-name="ce37" table:number-columns-repeated="2"/>
          <table:table-cell table:style-name="ce39"/>
          <table:table-cell table:style-name="ce41"/>
          <table:table-cell table:number-columns-repeated="1016"/>
        </table:table-row>
        <table:table-row table:style-name="ro1" table:number-rows-repeated="4">
          <table:table-cell table:style-name="ce72"/>
          <table:table-cell table:style-name="ce29"/>
          <table:table-cell table:style-name="ce35"/>
          <table:table-cell table:style-name="ce29"/>
          <table:table-cell table:style-name="ce37" table:number-columns-repeated="2"/>
          <table:table-cell table:style-name="ce39"/>
          <table:table-cell table:style-name="ce41"/>
          <table:table-cell table:number-columns-repeated="1016"/>
        </table:table-row>
        <table:table-row table:style-name="ro1">
          <table:table-cell table:style-name="ce52"/>
          <table:table-cell table:style-name="ce29"/>
          <table:table-cell table:style-name="ce35"/>
          <table:table-cell table:style-name="ce29"/>
          <table:table-cell table:style-name="ce37" table:number-columns-repeated="2"/>
          <table:table-cell table:style-name="ce39"/>
          <table:table-cell table:style-name="ce41"/>
          <table:table-cell table:number-columns-repeated="1016"/>
        </table:table-row>
        <table:table-row table:style-name="ro2" table:number-rows-repeated="5">
          <table:table-cell table:number-columns-repeated="6"/>
          <table:table-cell table:style-name="ce4"/>
          <table:table-cell table:number-columns-repeated="1017"/>
        </table:table-row>
        <table:table-row table:style-name="ro2">
          <table:table-cell table:style-name="ce7"/>
          <table:table-cell table:number-columns-repeated="5"/>
          <table:table-cell table:style-name="ce4"/>
          <table:table-cell table:number-columns-repeated="1017"/>
        </table:table-row>
        <table:table-row table:style-name="ro2" table:number-rows-repeated="3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 table:number-rows-repeated="8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/home/atoofian/projects/def-atoofian/atoofian/TrojAI/cifar100/job_submit_GoogleNet/unconstrained/1_lr</text:p>
          </table:table-cell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1_lr.H2:1_lr.H26">
            <calcext:condition calcext:apply-style-name="Good" calcext:value="top-elements(3)" calcext:base-cell-address="1_lr.H2"/>
          </calcext:conditional-format>
        </calcext:conditional-formats>
      </table:table>
      <table:table table:name="2_betta" table:style-name="ta2">
        <table:table-column table:style-name="co10" table:default-cell-style-name="ce31"/>
        <table:table-column table:style-name="co11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5" table:default-cell-style-name="ce31"/>
        <table:table-column table:style-name="co9" table:number-columns-repeated="1012" table:default-cell-style-name="ce31"/>
        <table:table-column table:style-name="co16" table:number-columns-repeated="3" table:default-cell-style-name="ce65"/>
        <table:table-row table:style-name="ro1">
          <table:table-cell table:style-name="ce26" office:value-type="string" calcext:value-type="string">
            <text:p>beta</text:p>
          </table:table-cell>
          <table:table-cell table:style-name="ce40" office:value-type="string" calcext:value-type="string">
            <text:p>Test accuracy (before)</text:p>
          </table:table-cell>
          <table:table-cell table:style-name="ce46" office:value-type="string" calcext:value-type="string">
            <text:p>Test accuracy (after)</text:p>
          </table:table-cell>
          <table:table-cell table:style-name="ce46" office:value-type="string" calcext:value-type="string">
            <text:p>Sparsity rate (before)</text:p>
          </table:table-cell>
          <table:table-cell table:style-name="ce46" office:value-type="string" calcext:value-type="string">
            <text:p>Sparsity rate (after)</text:p>
          </table:table-cell>
          <table:table-cell table:style-name="ce46" office:value-type="string" calcext:value-type="string">
            <text:p>L2</text:p>
          </table:table-cell>
          <table:table-cell table:style-name="ce50" office:value-type="string" calcext:value-type="string">
            <text:p>diff_accuracy</text:p>
          </table:table-cell>
          <table:table-cell table:style-name="ce50" office:value-type="string" calcext:value-type="string">
            <text:p>diff_sparsity</text:p>
          </table:table-cell>
          <table:table-cell table:number-columns-repeated="1016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24" calcext:value-type="float">
            <text:p>0.9924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605176621577575" calcext:value-type="float">
            <text:p>0.605176621577575</text:p>
          </table:table-cell>
          <table:table-cell table:style-name="ce29" office:value-type="float" office:value="0.0373941899880767" calcext:value-type="float">
            <text:p>0.0373941899880767</text:p>
          </table:table-cell>
          <table:table-cell table:style-name="ce53" table:formula="of:=[.B2]-[.C2]" office:value-type="float" office:value="0.000900000000000012" calcext:value-type="float">
            <text:p>0.000900000000000012</text:p>
          </table:table-cell>
          <table:table-cell table:style-name="ce63" table:formula="of:=[.D2]-[.E2]" office:value-type="float" office:value="0.0251933996088661" calcext:value-type="float">
            <text:p>0.0251933996088661</text:p>
          </table:table-cell>
          <table:table-cell table:number-columns-repeated="1016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24" calcext:value-type="float">
            <text:p>0.9924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602234069426336" calcext:value-type="float">
            <text:p>0.602234069426336</text:p>
          </table:table-cell>
          <table:table-cell table:style-name="ce29" office:value-type="float" office:value="0.0365640334432945" calcext:value-type="float">
            <text:p>0.0365640334432945</text:p>
          </table:table-cell>
          <table:table-cell table:style-name="ce53" table:formula="of:=[.B3]-[.C3]" office:value-type="float" office:value="0.000900000000000012" calcext:value-type="float">
            <text:p>0.000900000000000012</text:p>
          </table:table-cell>
          <table:table-cell table:style-name="ce63" table:formula="of:=[.D3]-[.E3]" office:value-type="float" office:value="0.0281359517601046" calcext:value-type="float">
            <text:p>0.0281359517601046</text:p>
          </table:table-cell>
          <table:table-cell table:number-columns-repeated="1016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15" calcext:value-type="float">
            <text:p>0.9915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98826768252934" calcext:value-type="float">
            <text:p>0.598826768252934</text:p>
          </table:table-cell>
          <table:table-cell table:style-name="ce29" office:value-type="float" office:value="0.0362702975902706" calcext:value-type="float">
            <text:p>0.0362702975902706</text:p>
          </table:table-cell>
          <table:table-cell table:style-name="ce53" table:formula="of:=[.B4]-[.C4]" office:value-type="float" office:value="0.00179999999999991" calcext:value-type="float">
            <text:p>0.00179999999999991</text:p>
          </table:table-cell>
          <table:table-cell table:style-name="ce63" table:formula="of:=[.D4]-[.E4]" office:value-type="float" office:value="0.0315432529335075" calcext:value-type="float">
            <text:p>0.0315432529335075</text:p>
          </table:table-cell>
          <table:table-cell table:number-columns-repeated="1016"/>
        </table:table-row>
        <table:table-row table:style-name="ro1">
          <table:table-cell table:style-name="ce21" office:value-type="float" office:value="4" calcext:value-type="float">
            <text:p>4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26" calcext:value-type="float">
            <text:p>0.9926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number-columns-repeated="2" table:style-name="ce29" office:value-type="float" office:value="0.0365222041387111" calcext:value-type="float">
            <text:p>0.0365222041387111</text:p>
          </table:table-cell>
          <table:table-cell table:style-name="ce53" table:formula="of:=[.B5]-[.C5]" office:value-type="float" office:value="0.000699999999999923" calcext:value-type="float">
            <text:p>0.000699999999999923</text:p>
          </table:table-cell>
          <table:table-cell table:style-name="ce63" table:formula="of:=[.D5]-[.E5]" office:value-type="float" office:value="0.59384781704773" calcext:value-type="float">
            <text:p>0.59384781704773</text:p>
          </table:table-cell>
          <table:table-cell table:number-columns-repeated="1016"/>
        </table:table-row>
        <table:table-row table:style-name="ro1">
          <table:table-cell table:style-name="ce27" office:value-type="float" office:value="5" calcext:value-type="float">
            <text:p>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2" calcext:value-type="float">
            <text:p>0.9920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94027289765319" calcext:value-type="float">
            <text:p>0.594027289765319</text:p>
          </table:table-cell>
          <table:table-cell table:style-name="ce29" office:value-type="float" office:value="0.0365222041387111" calcext:value-type="float">
            <text:p>0.0365222041387111</text:p>
          </table:table-cell>
          <table:table-cell table:style-name="ce53" table:formula="of:=[.B6]-[.C6]" office:value-type="float" office:value="0.00129999999999997" calcext:value-type="float">
            <text:p>0.00129999999999997</text:p>
          </table:table-cell>
          <table:table-cell table:style-name="ce63" table:formula="of:=[.D6]-[.E6]" office:value-type="float" office:value="0.0363427314211217" calcext:value-type="float">
            <text:p>0.0363427314211217</text:p>
          </table:table-cell>
          <table:table-cell table:number-columns-repeated="1016"/>
        </table:table-row>
        <table:table-row table:style-name="ro1">
          <table:table-cell table:style-name="ce27" office:value-type="float" office:value="10" calcext:value-type="float">
            <text:p>1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99" calcext:value-type="float">
            <text:p>0.9899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67953919491525" calcext:value-type="float">
            <text:p>0.567953919491525</text:p>
          </table:table-cell>
          <table:table-cell table:style-name="ce29" office:value-type="float" office:value="0.0401867080513388" calcext:value-type="float">
            <text:p>0.0401867080513388</text:p>
          </table:table-cell>
          <table:table-cell table:style-name="ce53" table:formula="of:=[.B7]-[.C7]" office:value-type="float" office:value="0.00339999999999996" calcext:value-type="float">
            <text:p>0.00339999999999996</text:p>
          </table:table-cell>
          <table:table-cell table:style-name="ce63" table:formula="of:=[.D7]-[.E7]" office:value-type="float" office:value="0.0624161016949156" calcext:value-type="float">
            <text:p>0.0624161016949156</text:p>
          </table:table-cell>
          <table:table-cell table:number-columns-repeated="1016"/>
        </table:table-row>
        <table:table-row table:style-name="ro1">
          <table:table-cell table:style-name="ce27" office:value-type="float" office:value="15" calcext:value-type="float">
            <text:p>1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13" calcext:value-type="float">
            <text:p>0.9913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58767853650587" calcext:value-type="float">
            <text:p>0.558767853650587</text:p>
          </table:table-cell>
          <table:table-cell table:style-name="ce29" office:value-type="float" office:value="0.0406222330164164" calcext:value-type="float">
            <text:p>0.0406222330164164</text:p>
          </table:table-cell>
          <table:table-cell table:style-name="ce53" table:formula="of:=[.B8]-[.C8]" office:value-type="float" office:value="0.002" calcext:value-type="float">
            <text:p>0.002</text:p>
          </table:table-cell>
          <table:table-cell table:style-name="ce63" table:formula="of:=[.D8]-[.E8]" office:value-type="float" office:value="0.0716021675358544" calcext:value-type="float">
            <text:p>0.0716021675358544</text:p>
          </table:table-cell>
          <table:table-cell table:number-columns-repeated="1016"/>
        </table:table-row>
        <table:table-row table:style-name="ro1">
          <table:table-cell table:style-name="ce27" office:value-type="float" office:value="20" calcext:value-type="float">
            <text:p>2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14" calcext:value-type="float">
            <text:p>0.9914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52694964146023" calcext:value-type="float">
            <text:p>0.552694964146023</text:p>
          </table:table-cell>
          <table:table-cell table:style-name="ce29" office:value-type="float" office:value="0.0407892280954868" calcext:value-type="float">
            <text:p>0.0407892280954868</text:p>
          </table:table-cell>
          <table:table-cell table:style-name="ce53" table:formula="of:=[.B9]-[.C9]" office:value-type="float" office:value="0.00190000000000001" calcext:value-type="float">
            <text:p>0.00190000000000001</text:p>
          </table:table-cell>
          <table:table-cell table:style-name="ce63" table:formula="of:=[.D9]-[.E9]" office:value-type="float" office:value="0.0776750570404175" calcext:value-type="float">
            <text:p>0.0776750570404175</text:p>
          </table:table-cell>
          <table:table-cell table:style-name="ce64"/>
          <table:table-cell table:number-columns-repeated="1015"/>
        </table:table-row>
        <table:table-row table:style-name="ro1">
          <table:table-cell table:style-name="ce27" office:value-type="float" office:value="25" calcext:value-type="float">
            <text:p>2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91" calcext:value-type="float">
            <text:p>0.9910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8253666883964" calcext:value-type="float">
            <text:p>0.548253666883964</text:p>
          </table:table-cell>
          <table:table-cell table:style-name="ce29" office:value-type="float" office:value="0.0409327117402107" calcext:value-type="float">
            <text:p>0.0409327117402107</text:p>
          </table:table-cell>
          <table:table-cell table:style-name="ce53" table:formula="of:=[.B10]-[.C10]" office:value-type="float" office:value="0.00229999999999997" calcext:value-type="float">
            <text:p>0.00229999999999997</text:p>
          </table:table-cell>
          <table:table-cell table:style-name="ce63" table:formula="of:=[.D10]-[.E10]" office:value-type="float" office:value="0.0821163543024776" calcext:value-type="float">
            <text:p>0.0821163543024776</text:p>
          </table:table-cell>
          <table:table-cell table:number-columns-repeated="1016"/>
        </table:table-row>
        <table:table-row table:style-name="ro1">
          <table:table-cell table:style-name="ce27" office:value-type="float" office:value="30" calcext:value-type="float">
            <text:p>3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97" calcext:value-type="float">
            <text:p>0.9897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5620167861799" calcext:value-type="float">
            <text:p>0.545620167861799</text:p>
          </table:table-cell>
          <table:table-cell table:style-name="ce29" office:value-type="float" office:value="0.0410770132817328" calcext:value-type="float">
            <text:p>0.0410770132817328</text:p>
          </table:table-cell>
          <table:table-cell table:style-name="ce53" table:formula="of:=[.B11]-[.C11]" office:value-type="float" office:value="0.00359999999999994" calcext:value-type="float">
            <text:p>0.00359999999999994</text:p>
          </table:table-cell>
          <table:table-cell table:style-name="ce63" table:formula="of:=[.D11]-[.E11]" office:value-type="float" office:value="0.0847498533246418" calcext:value-type="float">
            <text:p>0.0847498533246418</text:p>
          </table:table-cell>
          <table:table-cell table:number-columns-repeated="1016"/>
        </table:table-row>
        <table:table-row table:style-name="ro1">
          <table:table-cell table:style-name="ce27" office:value-type="float" office:value="35" calcext:value-type="float">
            <text:p>3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86" calcext:value-type="float">
            <text:p>0.9886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4245982724902" calcext:value-type="float">
            <text:p>0.544245982724902</text:p>
          </table:table-cell>
          <table:table-cell table:style-name="ce29" office:value-type="float" office:value="0.0412591246701777" calcext:value-type="float">
            <text:p>0.0412591246701777</text:p>
          </table:table-cell>
          <table:table-cell table:style-name="ce53" table:formula="of:=[.B12]-[.C12]" office:value-type="float" office:value="0.00469999999999993" calcext:value-type="float">
            <text:p>0.00469999999999993</text:p>
          </table:table-cell>
          <table:table-cell table:style-name="ce63" table:formula="of:=[.D12]-[.E12]" office:value-type="float" office:value="0.0861240384615388" calcext:value-type="float">
            <text:p>0.0861240384615388</text:p>
          </table:table-cell>
          <table:table-cell table:number-columns-repeated="1016"/>
        </table:table-row>
        <table:table-row table:style-name="ro1">
          <table:table-cell table:style-name="ce27" office:value-type="float" office:value="40" calcext:value-type="float">
            <text:p>4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71" calcext:value-type="float">
            <text:p>0.9871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3439724576271" calcext:value-type="float">
            <text:p>0.543439724576271</text:p>
          </table:table-cell>
          <table:table-cell table:style-name="ce29" office:value-type="float" office:value="0.0414358579922468" calcext:value-type="float">
            <text:p>0.0414358579922468</text:p>
          </table:table-cell>
          <table:table-cell table:style-name="ce53" table:formula="of:=[.B13]-[.C13]" office:value-type="float" office:value="0.00619999999999998" calcext:value-type="float">
            <text:p>0.00619999999999998</text:p>
          </table:table-cell>
          <table:table-cell table:style-name="ce63" table:formula="of:=[.D13]-[.E13]" office:value-type="float" office:value="0.0869302966101698" calcext:value-type="float">
            <text:p>0.0869302966101698</text:p>
          </table:table-cell>
          <table:table-cell table:number-columns-repeated="1016"/>
        </table:table-row>
        <table:table-row table:style-name="ro1">
          <table:table-cell table:style-name="ce21" office:value-type="float" office:value="45" calcext:value-type="float">
            <text:p>4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74" calcext:value-type="float">
            <text:p>0.9874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338188559322" calcext:value-type="float">
            <text:p>0.54338188559322</text:p>
          </table:table-cell>
          <table:table-cell table:style-name="ce29" office:value-type="float" office:value="0.041617576078698" calcext:value-type="float">
            <text:p>0.041617576078698</text:p>
          </table:table-cell>
          <table:table-cell table:style-name="ce53" table:formula="of:=[.B14]-[.C14]" office:value-type="float" office:value="0.00589999999999991" calcext:value-type="float">
            <text:p>0.00589999999999991</text:p>
          </table:table-cell>
          <table:table-cell table:style-name="ce63" table:formula="of:=[.D14]-[.E14]" office:value-type="float" office:value="0.0869881355932207" calcext:value-type="float">
            <text:p>0.0869881355932207</text:p>
          </table:table-cell>
          <table:table-cell table:number-columns-repeated="1016"/>
        </table:table-row>
        <table:table-row table:style-name="ro1">
          <table:table-cell table:style-name="ce27" office:value-type="float" office:value="50" calcext:value-type="float">
            <text:p>5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62" calcext:value-type="float">
            <text:p>0.9862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3569238917862" calcext:value-type="float">
            <text:p>0.543569238917862</text:p>
          </table:table-cell>
          <table:table-cell table:style-name="ce29" office:value-type="float" office:value="0.0417782448731363" calcext:value-type="float">
            <text:p>0.0417782448731363</text:p>
          </table:table-cell>
          <table:table-cell table:style-name="ce53" table:formula="of:=[.B15]-[.C15]" office:value-type="float" office:value="0.0071" calcext:value-type="float">
            <text:p>0.0071</text:p>
          </table:table-cell>
          <table:table-cell table:style-name="ce63" table:formula="of:=[.D15]-[.E15]" office:value-type="float" office:value="0.0868007822685792" calcext:value-type="float">
            <text:p>0.0868007822685792</text:p>
          </table:table-cell>
          <table:table-cell table:number-columns-repeated="1016"/>
        </table:table-row>
        <table:table-row table:style-name="ro1">
          <table:table-cell table:style-name="ce27" office:value-type="float" office:value="55" calcext:value-type="float">
            <text:p>5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58" calcext:value-type="float">
            <text:p>0.9858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3762988917862" calcext:value-type="float">
            <text:p>0.543762988917862</text:p>
          </table:table-cell>
          <table:table-cell table:style-name="ce29" office:value-type="float" office:value="0.041928031136468" calcext:value-type="float">
            <text:p>0.041928031136468</text:p>
          </table:table-cell>
          <table:table-cell table:style-name="ce53" table:formula="of:=[.B16]-[.C16]" office:value-type="float" office:value="0.00749999999999995" calcext:value-type="float">
            <text:p>0.00749999999999995</text:p>
          </table:table-cell>
          <table:table-cell table:style-name="ce63" table:formula="of:=[.D16]-[.E16]" office:value-type="float" office:value="0.0866070322685792" calcext:value-type="float">
            <text:p>0.0866070322685792</text:p>
          </table:table-cell>
          <table:table-cell table:number-columns-repeated="1016"/>
        </table:table-row>
        <table:table-row table:style-name="ro1">
          <table:table-cell table:style-name="ce27" office:value-type="float" office:value="60" calcext:value-type="float">
            <text:p>6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42" calcext:value-type="float">
            <text:p>0.9842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4263176336375" calcext:value-type="float">
            <text:p>0.544263176336375</text:p>
          </table:table-cell>
          <table:table-cell table:style-name="ce29" office:value-type="float" office:value="0.0420354078888893" calcext:value-type="float">
            <text:p>0.0420354078888893</text:p>
          </table:table-cell>
          <table:table-cell table:style-name="ce53" table:formula="of:=[.B17]-[.C17]" office:value-type="float" office:value="0.0091" calcext:value-type="float">
            <text:p>0.0091</text:p>
          </table:table-cell>
          <table:table-cell table:style-name="ce63" table:formula="of:=[.D17]-[.E17]" office:value-type="float" office:value="0.0861068448500656" calcext:value-type="float">
            <text:p>0.0861068448500656</text:p>
          </table:table-cell>
          <table:table-cell table:number-columns-repeated="1016"/>
        </table:table-row>
        <table:table-row table:style-name="ro1">
          <table:table-cell table:style-name="ce27" office:value-type="float" office:value="65" calcext:value-type="float">
            <text:p>65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42" calcext:value-type="float">
            <text:p>0.9842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4985739895698" calcext:value-type="float">
            <text:p>0.544985739895698</text:p>
          </table:table-cell>
          <table:table-cell table:style-name="ce29" office:value-type="float" office:value="0.0421217522095889" calcext:value-type="float">
            <text:p>0.0421217522095889</text:p>
          </table:table-cell>
          <table:table-cell table:style-name="ce53" table:formula="of:=[.B18]-[.C18]" office:value-type="float" office:value="0.0091" calcext:value-type="float">
            <text:p>0.0091</text:p>
          </table:table-cell>
          <table:table-cell table:style-name="ce63" table:formula="of:=[.D18]-[.E18]" office:value-type="float" office:value="0.0853842812907435" calcext:value-type="float">
            <text:p>0.0853842812907435</text:p>
          </table:table-cell>
          <table:table-cell table:number-columns-repeated="1016"/>
        </table:table-row>
        <table:table-row table:style-name="ro1">
          <table:table-cell table:style-name="ce27" office:value-type="float" office:value="70" calcext:value-type="float">
            <text:p>70</text:p>
          </table:table-cell>
          <table:table-cell table:style-name="ce29" office:value-type="float" office:value="0.9933" calcext:value-type="float">
            <text:p>0.9933</text:p>
          </table:table-cell>
          <table:table-cell table:style-name="ce35" office:value-type="float" office:value="0.9829" calcext:value-type="float">
            <text:p>0.9829</text:p>
          </table:table-cell>
          <table:table-cell table:style-name="ce29" office:value-type="float" office:value="0.630370021186441" calcext:value-type="float">
            <text:p>0.630370021186441</text:p>
          </table:table-cell>
          <table:table-cell table:style-name="ce29" office:value-type="float" office:value="0.545499788135593" calcext:value-type="float">
            <text:p>0.545499788135593</text:p>
          </table:table-cell>
          <table:table-cell table:style-name="ce29" office:value-type="float" office:value="0.0422096695184708" calcext:value-type="float">
            <text:p>0.0422096695184708</text:p>
          </table:table-cell>
          <table:table-cell table:style-name="ce53" table:formula="of:=[.B19]-[.C19]" office:value-type="float" office:value="0.0104" calcext:value-type="float">
            <text:p>0.0104</text:p>
          </table:table-cell>
          <table:table-cell table:style-name="ce63" table:formula="of:=[.D19]-[.E19]" office:value-type="float" office:value="0.0848702330508479" calcext:value-type="float">
            <text:p>0.0848702330508479</text:p>
          </table:table-cell>
          <table:table-cell table:number-columns-repeated="1016"/>
        </table:table-row>
        <table:table-row table:style-name="ro1" table:number-rows-repeated="8">
          <table:table-cell/>
          <table:table-cell table:style-name="ce29"/>
          <table:table-cell/>
          <table:table-cell table:style-name="ce29"/>
          <table:table-cell table:number-columns-repeated="1020"/>
        </table:table-row>
        <table:table-row table:style-name="ro3" table:number-rows-repeated="4">
          <table:table-cell table:style-name="ce32"/>
          <table:table-cell table:style-name="ce29"/>
          <table:table-cell table:style-name="ce47"/>
          <table:table-cell table:style-name="ce29"/>
          <table:table-cell table:style-name="ce47" table:number-columns-repeated="2"/>
          <table:table-cell table:style-name="ce54"/>
          <table:table-cell table:number-columns-repeated="1017"/>
        </table:table-row>
        <table:table-row table:style-name="ro3">
          <table:table-cell table:style-name="ce33"/>
          <table:table-cell table:style-name="ce29"/>
          <table:table-cell/>
          <table:table-cell table:style-name="ce29"/>
          <table:table-cell table:number-columns-repeated="2"/>
          <table:table-cell table:style-name="ce54"/>
          <table:table-cell table:style-name="ce33"/>
          <table:table-cell table:number-columns-repeated="1016"/>
        </table:table-row>
        <table:table-row table:style-name="ro3">
          <table:table-cell/>
          <table:table-cell table:style-name="ce29"/>
          <table:table-cell/>
          <table:table-cell table:style-name="ce29"/>
          <table:table-cell table:number-columns-repeated="2"/>
          <table:table-cell table:style-name="ce54"/>
          <table:table-cell table:number-columns-repeated="1017"/>
        </table:table-row>
        <table:table-row table:style-name="ro3" table:number-rows-repeated="7">
          <table:table-cell table:number-columns-repeated="6"/>
          <table:table-cell table:style-name="ce54"/>
          <table:table-cell table:number-columns-repeated="1017"/>
        </table:table-row>
        <table:table-row table:style-name="ro1" table:number-rows-repeated="3">
          <table:table-cell table:number-columns-repeated="8"/>
          <table:table-cell table:style-name="ce64"/>
          <table:table-cell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3" table:number-rows-repeated="2">
          <table:table-cell table:style-name="ce34"/>
          <table:table-cell table:style-name="ce45" table:number-columns-repeated="2"/>
          <table:table-cell table:style-name="ce49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38"/>
          <table:table-cell table:style-name="ce45" table:number-columns-repeated="2"/>
          <table:table-cell table:style-name="ce49" table:number-columns-repeated="3"/>
          <table:table-cell table:style-name="ce54"/>
          <table:table-cell table:style-name="ce64"/>
          <table:table-cell table:number-columns-repeated="1016"/>
        </table:table-row>
        <table:table-row table:style-name="ro3" table:number-rows-repeated="28">
          <table:table-cell table:style-name="ce34"/>
          <table:table-cell table:style-name="ce45" table:number-columns-repeated="2"/>
          <table:table-cell table:style-name="ce49" table:number-columns-repeated="3"/>
          <table:table-cell table:style-name="ce54"/>
          <table:table-cell table:number-columns-repeated="1017"/>
        </table:table-row>
        <table:table-row table:style-name="ro3">
          <table:table-cell table:style-name="ce38"/>
          <table:table-cell table:style-name="ce45" table:number-columns-repeated="2"/>
          <table:table-cell table:style-name="ce49" table:number-columns-repeated="3"/>
          <table:table-cell table:style-name="ce54"/>
          <table:table-cell table:style-name="ce64"/>
          <table:table-cell table:number-columns-repeated="1016"/>
        </table:table-row>
        <table:table-row table:style-name="ro3" table:number-rows-repeated="19">
          <table:table-cell table:style-name="ce34"/>
          <table:table-cell table:style-name="ce45" table:number-columns-repeated="2"/>
          <table:table-cell table:style-name="ce49" table:number-columns-repeated="3"/>
          <table:table-cell table:style-name="ce54"/>
          <table:table-cell table:number-columns-repeated="1017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2_betta.G2:2_betta.G19">
            <calcext:condition calcext:apply-style-name="Good" calcext:value="bottom-elements(3)" calcext:base-cell-address="2_betta.G2"/>
          </calcext:conditional-format>
          <calcext:conditional-format calcext:target-range-address="2_betta.H2:2_betta.H19">
            <calcext:condition calcext:apply-style-name="Good" calcext:value="top-elements(3)" calcext:base-cell-address="2_betta.H2"/>
          </calcext:conditional-format>
        </calcext:conditional-formats>
      </table:table>
      <table:table table:name="3_imax_lr" table:style-name="ta2"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13" table:default-cell-style-name="ce52"/>
        <table:table-column table:style-name="co23" table:default-cell-style-name="ce52"/>
        <table:table-column table:style-name="co24" table:default-cell-style-name="ce52"/>
        <table:table-column table:style-name="co15" table:default-cell-style-name="ce1"/>
        <table:table-column table:style-name="co9" table:number-columns-repeated="1011" table:default-cell-style-name="ce1"/>
        <table:table-row table:style-name="ro1">
          <table:table-cell table:style-name="ce58" office:value-type="string" calcext:value-type="string">
            <text:p>iteration</text:p>
          </table:table-cell>
          <table:table-cell table:style-name="ce58" office:value-type="string" calcext:value-type="string">
            <text:p>LR</text:p>
          </table:table-cell>
          <table:table-cell table:style-name="ce58" office:value-type="string" calcext:value-type="string">
            <text:p>Accuracy (before)</text:p>
          </table:table-cell>
          <table:table-cell table:style-name="ce58" office:value-type="string" calcext:value-type="string">
            <text:p>Test accuracy (after)</text:p>
          </table:table-cell>
          <table:table-cell table:style-name="ce58" office:value-type="string" calcext:value-type="string">
            <text:p>Sparsity rate (before)</text:p>
          </table:table-cell>
          <table:table-cell table:style-name="ce58" office:value-type="string" calcext:value-type="string">
            <text:p>Sparsity rate (after)</text:p>
          </table:table-cell>
          <table:table-cell table:style-name="ce58" office:value-type="string" calcext:value-type="string">
            <text:p>L2</text:p>
          </table:table-cell>
          <table:table-cell table:style-name="ce58" office:value-type="string" calcext:value-type="string">
            <text:p>diff_accuracy</text:p>
          </table:table-cell>
          <table:table-cell table:style-name="ce58" office:value-type="string" calcext:value-type="string">
            <text:p>diff_sparsity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Imax=10</text:p>
          </table:table-cell>
          <table:table-cell table:style-name="ce67" office:value-type="float" office:value="0.001" calcext:value-type="float">
            <text:p>0.001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81" calcext:value-type="float">
            <text:p>0.9881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6869548565841" calcext:value-type="float">
            <text:p>0.776869548565841</text:p>
          </table:table-cell>
          <table:table-cell table:style-name="ce67" office:value-type="float" office:value="0.0243026595693082" calcext:value-type="float">
            <text:p>0.0243026595693082</text:p>
          </table:table-cell>
          <table:table-cell table:style-name="ce91" table:formula="of:=[.C2]-[.D2]" office:value-type="float" office:value="0.00519999999999998" calcext:value-type="float">
            <text:p>0.005200000000000</text:p>
          </table:table-cell>
          <table:table-cell table:style-name="ce94" table:formula="of:=[.E2]-[.F2]" office:value-type="float" office:value="-0.1464995273794" calcext:value-type="float">
            <text:p>-0.1464995273794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 office:value-type="string" calcext:value-type="string">
            <text:p>Beta=4</text:p>
          </table:table-cell>
          <table:table-cell table:style-name="ce67" office:value-type="float" office:value="0.002" calcext:value-type="float">
            <text:p>0.002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01" calcext:value-type="float">
            <text:p>0.9901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6953976531943" calcext:value-type="float">
            <text:p>0.776953976531943</text:p>
          </table:table-cell>
          <table:table-cell table:style-name="ce67" office:value-type="float" office:value="0.0243336937047541" calcext:value-type="float">
            <text:p>0.0243336937047541</text:p>
          </table:table-cell>
          <table:table-cell table:style-name="ce91" table:formula="of:=[.C3]-[.D3]" office:value-type="float" office:value="0.00319999999999998" calcext:value-type="float">
            <text:p>0.003200000000000</text:p>
          </table:table-cell>
          <table:table-cell table:style-name="ce94" table:formula="of:=[.E3]-[.F3]" office:value-type="float" office:value="-0.146583955345502" calcext:value-type="float">
            <text:p>-0.146583955345502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4" calcext:value-type="float">
            <text:p>0.004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22" calcext:value-type="float">
            <text:p>0.9922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7048239895697" calcext:value-type="float">
            <text:p>0.777048239895697</text:p>
          </table:table-cell>
          <table:table-cell table:style-name="ce67" office:value-type="float" office:value="0.0243977692568675" calcext:value-type="float">
            <text:p>0.0243977692568675</text:p>
          </table:table-cell>
          <table:table-cell table:style-name="ce91" table:formula="of:=[.C4]-[.D4]" office:value-type="float" office:value="0.00109999999999999" calcext:value-type="float">
            <text:p>0.001100000000000</text:p>
          </table:table-cell>
          <table:table-cell table:style-name="ce94" table:formula="of:=[.E4]-[.F4]" office:value-type="float" office:value="-0.146678218709256" calcext:value-type="float">
            <text:p>-0.14667821870925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6" calcext:value-type="float">
            <text:p>0.006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2" calcext:value-type="float">
            <text:p>0.9932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7023981421121" calcext:value-type="float">
            <text:p>0.777023981421121</text:p>
          </table:table-cell>
          <table:table-cell table:style-name="ce67" office:value-type="float" office:value="0.0244644741501659" calcext:value-type="float">
            <text:p>0.0244644741501659</text:p>
          </table:table-cell>
          <table:table-cell table:style-name="ce91" table:formula="of:=[.C5]-[.D5]" office:value-type="float" office:value="0.000099999999999989" calcext:value-type="float">
            <text:p>0.000100000000000</text:p>
          </table:table-cell>
          <table:table-cell table:style-name="ce94" table:formula="of:=[.E5]-[.F5]" office:value-type="float" office:value="-0.14665396023468" calcext:value-type="float">
            <text:p>-0.14665396023468</text:p>
          </table:table-cell>
          <table:table-cell table:style-name="ce82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8" calcext:value-type="float">
            <text:p>0.008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6981624837027" calcext:value-type="float">
            <text:p>0.776981624837027</text:p>
          </table:table-cell>
          <table:table-cell table:style-name="ce67" office:value-type="float" office:value="0.0245337292313576" calcext:value-type="float">
            <text:p>0.0245337292313576</text:p>
          </table:table-cell>
          <table:table-cell table:style-name="ce91" table:formula="of:=[.C6]-[.D6]" office:value-type="float" office:value="0" calcext:value-type="float">
            <text:p>0.000000000000000</text:p>
          </table:table-cell>
          <table:table-cell table:style-name="ce94" table:formula="of:=[.E6]-[.F6]" office:value-type="float" office:value="-0.146611603650586" calcext:value-type="float">
            <text:p>-0.14661160365058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9" calcext:value-type="float">
            <text:p>0.009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4" calcext:value-type="float">
            <text:p>0.9934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6831258148631" calcext:value-type="float">
            <text:p>0.776831258148631</text:p>
          </table:table-cell>
          <table:table-cell table:style-name="ce67" office:value-type="float" office:value="0.0245692876232788" calcext:value-type="float">
            <text:p>0.0245692876232788</text:p>
          </table:table-cell>
          <table:table-cell table:style-name="ce91" table:formula="of:=[.C7]-[.D7]" office:value-type="float" office:value="-0.000099999999999989" calcext:value-type="float">
            <text:p>-0.000100000000000</text:p>
          </table:table-cell>
          <table:table-cell table:style-name="ce94" table:formula="of:=[.E7]-[.F7]" office:value-type="float" office:value="-0.14646123696219" calcext:value-type="float">
            <text:p>-0.14646123696219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1" calcext:value-type="float">
            <text:p>0.01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76536065840939" calcext:value-type="float">
            <text:p>0.776536065840939</text:p>
          </table:table-cell>
          <table:table-cell table:style-name="ce67" office:value-type="float" office:value="0.0246054319595918" calcext:value-type="float">
            <text:p>0.0246054319595918</text:p>
          </table:table-cell>
          <table:table-cell table:style-name="ce91" table:formula="of:=[.C8]-[.D8]" office:value-type="float" office:value="0" calcext:value-type="float">
            <text:p>0.000000000000000</text:p>
          </table:table-cell>
          <table:table-cell table:style-name="ce94" table:formula="of:=[.E8]-[.F8]" office:value-type="float" office:value="-0.146166044654498" calcext:value-type="float">
            <text:p>-0.146166044654498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2" calcext:value-type="float">
            <text:p>0.02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674495273794" calcext:value-type="float">
            <text:p>0.7674495273794</text:p>
          </table:table-cell>
          <table:table-cell table:style-name="ce67" office:value-type="float" office:value="0.0249980308823287" calcext:value-type="float">
            <text:p>0.0249980308823287</text:p>
          </table:table-cell>
          <table:table-cell table:style-name="ce91" table:formula="of:=[.C9]-[.D9]" office:value-type="float" office:value="0" calcext:value-type="float">
            <text:p>0.000000000000000</text:p>
          </table:table-cell>
          <table:table-cell table:style-name="ce94" table:formula="of:=[.E9]-[.F9]" office:value-type="float" office:value="-0.137079506192959" calcext:value-type="float">
            <text:p>-0.137079506192959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4" calcext:value-type="float">
            <text:p>0.04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41487931877445" calcext:value-type="float">
            <text:p>0.741487931877445</text:p>
          </table:table-cell>
          <table:table-cell table:style-name="ce67" office:value-type="float" office:value="0.0259151813851669" calcext:value-type="float">
            <text:p>0.0259151813851669</text:p>
          </table:table-cell>
          <table:table-cell table:style-name="ce91" table:formula="of:=[.C10]-[.D10]" office:value-type="float" office:value="0" calcext:value-type="float">
            <text:p>0.000000000000000</text:p>
          </table:table-cell>
          <table:table-cell table:style-name="ce94" table:formula="of:=[.E10]-[.F10]" office:value-type="float" office:value="-0.111117910691004" calcext:value-type="float">
            <text:p>-0.111117910691004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6" calcext:value-type="float">
            <text:p>0.06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16782667861799" calcext:value-type="float">
            <text:p>0.716782667861799</text:p>
          </table:table-cell>
          <table:table-cell table:style-name="ce67" office:value-type="float" office:value="0.0269497603451833" calcext:value-type="float">
            <text:p>0.0269497603451833</text:p>
          </table:table-cell>
          <table:table-cell table:style-name="ce91" table:formula="of:=[.C11]-[.D11]" office:value-type="float" office:value="0" calcext:value-type="float">
            <text:p>0.000000000000000</text:p>
          </table:table-cell>
          <table:table-cell table:style-name="ce94" table:formula="of:=[.E11]-[.F11]" office:value-type="float" office:value="-0.0864126466753582" calcext:value-type="float">
            <text:p>-0.0864126466753582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08" calcext:value-type="float">
            <text:p>0.08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32" calcext:value-type="float">
            <text:p>0.9932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95267527705346" calcext:value-type="float">
            <text:p>0.695267527705346</text:p>
          </table:table-cell>
          <table:table-cell table:style-name="ce72" office:value-type="float" office:value="0.0280646823583171" calcext:value-type="float">
            <text:p>0.0280646823583171</text:p>
          </table:table-cell>
          <table:table-cell table:style-name="ce93" table:formula="of:=[.C12]-[.D12]" office:value-type="float" office:value="0.000099999999999989" calcext:value-type="float">
            <text:p>0.000100000000000</text:p>
          </table:table-cell>
          <table:table-cell table:style-name="ce94" table:formula="of:=[.E12]-[.F12]" office:value-type="float" office:value="-0.0648975065189045" calcext:value-type="float">
            <text:p>-0.0648975065189045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09" calcext:value-type="float">
            <text:p>0.09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31" calcext:value-type="float">
            <text:p>0.9931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85038779335072" calcext:value-type="float">
            <text:p>0.685038779335072</text:p>
          </table:table-cell>
          <table:table-cell table:style-name="ce72" office:value-type="float" office:value="0.0286468417400494" calcext:value-type="float">
            <text:p>0.0286468417400494</text:p>
          </table:table-cell>
          <table:table-cell table:style-name="ce93" table:formula="of:=[.C13]-[.D13]" office:value-type="float" office:value="0.000199999999999978" calcext:value-type="float">
            <text:p>0.000200000000000</text:p>
          </table:table-cell>
          <table:table-cell table:style-name="ce94" table:formula="of:=[.E13]-[.F13]" office:value-type="float" office:value="-0.0546687581486307" calcext:value-type="float">
            <text:p>-0.0546687581486307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28" calcext:value-type="float">
            <text:p>0.9928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7540300684485" calcext:value-type="float">
            <text:p>0.67540300684485</text:p>
          </table:table-cell>
          <table:table-cell table:style-name="ce72" office:value-type="float" office:value="0.0292445799728855" calcext:value-type="float">
            <text:p>0.0292445799728855</text:p>
          </table:table-cell>
          <table:table-cell table:style-name="ce93" table:formula="of:=[.C14]-[.D14]" office:value-type="float" office:value="0.000499999999999945" calcext:value-type="float">
            <text:p>0.000500000000000</text:p>
          </table:table-cell>
          <table:table-cell table:style-name="ce94" table:formula="of:=[.E14]-[.F14]" office:value-type="float" office:value="-0.045032985658409" calcext:value-type="float">
            <text:p>-0.045032985658409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841" calcext:value-type="float">
            <text:p>0.9841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23967429921773" calcext:value-type="float">
            <text:p>0.623967429921773</text:p>
          </table:table-cell>
          <table:table-cell table:style-name="ce72" office:value-type="float" office:value="0.0331391427753493" calcext:value-type="float">
            <text:p>0.0331391427753493</text:p>
          </table:table-cell>
          <table:table-cell table:style-name="ce93" table:formula="of:=[.C15]-[.D15]" office:value-type="float" office:value="0.00919999999999999" calcext:value-type="float">
            <text:p>0.009200000000000</text:p>
          </table:table-cell>
          <table:table-cell table:style-name="ce94" table:formula="of:=[.E15]-[.F15]" office:value-type="float" office:value="0.00640259126466791" calcext:value-type="float">
            <text:p>0.00640259126466791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4" calcext:value-type="float">
            <text:p>0.4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03" calcext:value-type="float">
            <text:p>0.9903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12621227183833" calcext:value-type="float">
            <text:p>0.612621227183833</text:p>
          </table:table-cell>
          <table:table-cell table:style-name="ce72" office:value-type="float" office:value="0.0340676624992862" calcext:value-type="float">
            <text:p>0.0340676624992862</text:p>
          </table:table-cell>
          <table:table-cell table:style-name="ce93" table:formula="of:=[.C16]-[.D16]" office:value-type="float" office:value="0.003" calcext:value-type="float">
            <text:p>0.003000000000000</text:p>
          </table:table-cell>
          <table:table-cell table:style-name="ce94" table:formula="of:=[.E16]-[.F16]" office:value-type="float" office:value="0.0177487940026079" calcext:value-type="float">
            <text:p>0.0177487940026079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6" calcext:value-type="float">
            <text:p>0.6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16" calcext:value-type="float">
            <text:p>0.9916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08996805736636" calcext:value-type="float">
            <text:p>0.608996805736636</text:p>
          </table:table-cell>
          <table:table-cell table:style-name="ce72" office:value-type="float" office:value="0.034430957178399" calcext:value-type="float">
            <text:p>0.034430957178399</text:p>
          </table:table-cell>
          <table:table-cell table:style-name="ce93" table:formula="of:=[.C17]-[.D17]" office:value-type="float" office:value="0.00169999999999992" calcext:value-type="float">
            <text:p>0.001700000000000</text:p>
          </table:table-cell>
          <table:table-cell table:style-name="ce94" table:formula="of:=[.E17]-[.F17]" office:value-type="float" office:value="0.0213732154498049" calcext:value-type="float">
            <text:p>0.0213732154498049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29" calcext:value-type="float">
            <text:p>0.9929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608012540743155" calcext:value-type="float">
            <text:p>0.608012540743155</text:p>
          </table:table-cell>
          <table:table-cell table:style-name="ce72" office:value-type="float" office:value="0.0347512397857383" calcext:value-type="float">
            <text:p>0.0347512397857383</text:p>
          </table:table-cell>
          <table:table-cell table:style-name="ce93" table:formula="of:=[.C18]-[.D18]" office:value-type="float" office:value="0.000399999999999956" calcext:value-type="float">
            <text:p>0.000400000000000</text:p>
          </table:table-cell>
          <table:table-cell table:style-name="ce94" table:formula="of:=[.E18]-[.F18]" office:value-type="float" office:value="0.0223574804432859" calcext:value-type="float">
            <text:p>0.0223574804432859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80" office:value-type="float" office:value="0.9" calcext:value-type="float">
            <text:p>0.9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607129400260756" calcext:value-type="float">
            <text:p>0.607129400260756</text:p>
          </table:table-cell>
          <table:table-cell office:value-type="float" office:value="0.034988737837784" calcext:value-type="float">
            <text:p>0.034988737837784</text:p>
          </table:table-cell>
          <table:table-cell table:style-name="ce91" table:formula="of:=[.C19]-[.D19]" office:value-type="float" office:value="0" calcext:value-type="float">
            <text:p>0.000000000000000</text:p>
          </table:table-cell>
          <table:table-cell table:style-name="ce94" table:formula="of:=[.E19]-[.F19]" office:value-type="float" office:value="0.0232406209256849" calcext:value-type="float">
            <text:p>0.0232406209256849</text:p>
          </table:table-cell>
          <table:table-cell table:number-columns-repeated="1012"/>
        </table:table-row>
        <table:table-row table:style-name="ro3" table:number-rows-repeated="3">
          <table:table-cell/>
          <table:table-cell table:style-name="ce67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 office:value-type="string" calcext:value-type="string">
            <text:p>round</text:p>
          </table:table-cell>
          <table:table-cell table:style-name="ce58" office:value-type="string" calcext:value-type="string">
            <text:p>imax</text:p>
          </table:table-cell>
          <table:table-cell table:style-name="ce58" office:value-type="string" calcext:value-type="string">
            <text:p>best_lr</text:p>
          </table:table-cell>
          <table:table-cell table:style-name="ce58" office:value-type="string" calcext:value-type="string">
            <text:p>sparsity_drop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4" calcext:value-type="float">
            <text:p>0.4</text:p>
          </table:table-cell>
          <table:table-cell table:style-name="ce61" office:value-type="float" office:value="0.0399865629074316" calcext:value-type="float">
            <text:p>0.039986562907431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6" calcext:value-type="float">
            <text:p>0.6</text:p>
          </table:table-cell>
          <table:table-cell table:style-name="ce61" office:value-type="float" office:value="0.0453150423728814" calcext:value-type="float">
            <text:p>0.045315042372881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6" calcext:value-type="float">
            <text:p>0.6</text:p>
          </table:table-cell>
          <table:table-cell table:style-name="ce61" office:value-type="float" office:value="0.0486909224250326" calcext:value-type="float">
            <text:p>0.048690922425032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03109843546284" calcext:value-type="float">
            <text:p>0.050310984354628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11926825293351" calcext:value-type="float">
            <text:p>0.051192682529335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6" calcext:value-type="float">
            <text:p>6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17324559973924" calcext:value-type="float">
            <text:p>0.051732455997392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7" calcext:value-type="float">
            <text:p>7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0783572359844" calcext:value-type="float">
            <text:p>0.052078357235984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8" calcext:value-type="float">
            <text:p>8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3316085397654" calcext:value-type="float">
            <text:p>0.052331608539765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5069915254237" calcext:value-type="float">
            <text:p>0.052506991525423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number-columns-repeated="2"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6520779009126" calcext:value-type="float">
            <text:p>0.052652077900912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7521023468058" calcext:value-type="float">
            <text:p>0.052752102346805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8496333116038" calcext:value-type="float">
            <text:p>0.052849633311603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9302884615385" calcext:value-type="float">
            <text:p>0.052930288461538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29957953063885" calcext:value-type="float">
            <text:p>0.052995795306388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0521267926989" calcext:value-type="float">
            <text:p>0.053052126792698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58" office:value-type="string" calcext:value-type="string">
            <text:p>new run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1026157105606" calcext:value-type="float">
            <text:p>0.053102615710560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1776320078228" calcext:value-type="float">
            <text:p>0.053177632007822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2106828552803" calcext:value-type="float">
            <text:p>0.053210682855280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2492747718383" calcext:value-type="float">
            <text:p>0.053249274771838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287760756193" calcext:value-type="float">
            <text:p>0.05328776075619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6" calcext:value-type="float">
            <text:p>6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3191900260757" calcext:value-type="float">
            <text:p>0.053319190026075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7" calcext:value-type="float">
            <text:p>7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3458034550196" calcext:value-type="float">
            <text:p>0.053345803455019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8" calcext:value-type="float">
            <text:p>8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3706078878748" calcext:value-type="float">
            <text:p>0.053370607887874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9" calcext:value-type="float">
            <text:p>9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4021104954368" calcext:value-type="float">
            <text:p>0.053402110495436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4245436766623" calcext:value-type="float">
            <text:p>0.053424543676662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4454693611474" calcext:value-type="float">
            <text:p>0.053445469361147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4690433507171" calcext:value-type="float">
            <text:p>0.053469043350717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4928943937418" calcext:value-type="float">
            <text:p>0.053492894393741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5047913950457" calcext:value-type="float">
            <text:p>0.053504791395045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0.9" calcext:value-type="float">
            <text:p>0.9</text:p>
          </table:table-cell>
          <table:table-cell table:style-name="ce61" office:value-type="float" office:value="0.0535279253585398" calcext:value-type="float">
            <text:p>0.0535279253585398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4" office:value-type="string" calcext:value-type="string">
            <text:p>new run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5409305736636" calcext:value-type="float">
            <text:p>0.053540930573663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2" calcext:value-type="float">
            <text:p>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5539602346806" calcext:value-type="float">
            <text:p>0.053553960234680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5797180573664" calcext:value-type="float">
            <text:p>0.053579718057366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5900994132985" calcext:value-type="float">
            <text:p>0.053590099413298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071789439374" calcext:value-type="float">
            <text:p>0.053607178943937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132659713169" calcext:value-type="float">
            <text:p>0.053613265971316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7" calcext:value-type="float">
            <text:p>7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315270534551" calcext:value-type="float">
            <text:p>0.053631527053455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346316818774" calcext:value-type="float">
            <text:p>0.053634631681877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9" calcext:value-type="float">
            <text:p>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537728161669" calcext:value-type="float">
            <text:p>0.053653772816166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620029335072" calcext:value-type="float">
            <text:p>0.053662002933507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735495436766" calcext:value-type="float">
            <text:p>0.053673549543676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874755541069" calcext:value-type="float">
            <text:p>0.053687475554106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 table:style-name="ce72"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6989732724902" calcext:value-type="float">
            <text:p>0.053698973272490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04049869622" calcext:value-type="float">
            <text:p>0.05370404986962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131437418514" calcext:value-type="float">
            <text:p>0.0537131437418514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16" calcext:value-type="float">
            <text:p>16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247881355932" calcext:value-type="float">
            <text:p>0.0537247881355932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17" calcext:value-type="float">
            <text:p>17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290172750978" calcext:value-type="float">
            <text:p>0.0537290172750978</text:p>
          </table:table-cell>
          <table:table-cell table:number-columns-repeated="1016"/>
        </table:table-row>
        <table:table-row table:style-name="ro3">
          <table:table-cell table:style-name="ce72"/>
          <table:table-cell table:style-name="ce61" office:value-type="float" office:value="18" calcext:value-type="float">
            <text:p>18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324478487614" calcext:value-type="float">
            <text:p>0.053732447848761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19" calcext:value-type="float">
            <text:p>1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390400912647" calcext:value-type="float">
            <text:p>0.053739040091264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380133637548" calcext:value-type="float">
            <text:p>0.0537380133637548</text:p>
          </table:table-cell>
          <table:table-cell table:number-columns-repeated="2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>
          <table:table-cell table:style-name="ce72"/>
          <table:table-cell table:style-name="ce61" office:value-type="float" office:value="21" calcext:value-type="float">
            <text:p>2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522001303781" calcext:value-type="float">
            <text:p>0.0537522001303781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22" calcext:value-type="float">
            <text:p>2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64129726206" calcext:value-type="float">
            <text:p>0.05376412972620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 table:style-name="ce72"/>
          <table:table-cell table:style-name="ce61" office:value-type="float" office:value="23" calcext:value-type="float">
            <text:p>2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691003911343" calcext:value-type="float">
            <text:p>0.0537691003911343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24" calcext:value-type="float">
            <text:p>2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8069589309" calcext:value-type="float">
            <text:p>0.05378069589309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25" calcext:value-type="float">
            <text:p>2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84240547588" calcext:value-type="float">
            <text:p>0.053784240547588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26" calcext:value-type="float">
            <text:p>26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890563885268" calcext:value-type="float">
            <text:p>0.0537890563885268</text:p>
          </table:table-cell>
          <table:table-cell table:number-columns-repeated="1016"/>
        </table:table-row>
        <table:table-row table:style-name="ro1">
          <table:table-cell table:style-name="ce72"/>
          <table:table-cell table:style-name="ce61" office:value-type="float" office:value="27" calcext:value-type="float">
            <text:p>27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884452411995" calcext:value-type="float">
            <text:p>0.0537884452411995</text:p>
          </table:table-cell>
          <table:table-cell table:number-columns-repeated="1016"/>
        </table:table-row>
        <table:table-row table:style-name="ro3">
          <table:table-cell table:style-name="ce72"/>
          <table:table-cell table:style-name="ce61" office:value-type="float" office:value="28" calcext:value-type="float">
            <text:p>28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984599087353" calcext:value-type="float">
            <text:p>0.053798459908735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office:value-type="float" office:value="29" calcext:value-type="float">
            <text:p>2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7959990221644" calcext:value-type="float">
            <text:p>0.0537959990221644</text:p>
          </table:table-cell>
          <table:table-cell table:number-columns-repeated="2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>
          <table:table-cell table:style-name="ce72"/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9" calcext:value-type="float">
            <text:p>0.9</text:p>
          </table:table-cell>
          <table:table-cell office:value-type="float" office:value="0.0538076760104302" calcext:value-type="float">
            <text:p>0.053807676010430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65"/>
          <table:table-cell table:style-name="ce61" table:number-columns-repeated="3"/>
          <table:table-cell table:style-name="ce76"/>
          <table:table-cell table:number-columns-repeated="2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65"/>
          <table:table-cell table:style-name="ce61" table:number-columns-repeated="3"/>
          <table:table-cell table:style-name="ce76"/>
          <table:table-cell table:number-columns-repeated="1016"/>
        </table:table-row>
        <table:table-row table:style-name="ro3">
          <table:table-cell table:style-name="ce74"/>
          <table:table-cell table:style-name="ce72" table:number-columns-repeated="2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3" table:number-rows-repeated="4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4"/>
          <table:table-cell table:style-name="ce72" table:number-columns-repeated="2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style-name="ce72"/>
          <table:table-cell table:style-name="ce74"/>
          <table:table-cell table:style-name="ce72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3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 table:number-rows-repeated="2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/>
          <table:table-cell table:style-name="ce74"/>
          <table:table-cell table:style-name="ce72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3">
          <table:table-cell table:style-name="ce72" table:number-columns-repeated="3"/>
          <table:table-cell table:number-columns-repeated="1018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style-name="ce72" table:number-columns-repeated="3"/>
          <table:table-cell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2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7"/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8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>
          <table:table-cell table:number-columns-repeated="3"/>
          <table:table-cell table:style-name="ce61"/>
          <table:table-cell table:number-columns-repeated="1017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3" table:number-rows-repeated="5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10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1047912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3_imax_lr.I2:3_imax_lr.I19">
            <calcext:condition calcext:apply-style-name="Good" calcext:value="top-elements(3)" calcext:base-cell-address="3_imax_lr.I2"/>
          </calcext:conditional-format>
          <calcext:conditional-format calcext:target-range-address="3_imax_lr.H2:3_imax_lr.H19">
            <calcext:condition calcext:apply-style-name="Good" calcext:value="bottom-elements(3)" calcext:base-cell-address="3_imax_lr.H2"/>
          </calcext:conditional-format>
        </calcext:conditional-formats>
      </table:table>
      <table:table table:name="4_imax_lr" table:style-name="ta2"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13" table:default-cell-style-name="ce52"/>
        <table:table-column table:style-name="co23" table:default-cell-style-name="ce52"/>
        <table:table-column table:style-name="co24" table:default-cell-style-name="ce52"/>
        <table:table-column table:style-name="co15" table:default-cell-style-name="ce1"/>
        <table:table-column table:style-name="co9" table:number-columns-repeated="1011" table:default-cell-style-name="ce1"/>
        <table:table-row table:style-name="ro1">
          <table:table-cell table:style-name="ce58" office:value-type="string" calcext:value-type="string">
            <text:p>iteration</text:p>
          </table:table-cell>
          <table:table-cell table:style-name="ce58" office:value-type="string" calcext:value-type="string">
            <text:p>LR</text:p>
          </table:table-cell>
          <table:table-cell table:style-name="ce58" office:value-type="string" calcext:value-type="string">
            <text:p>Accuracy (before)</text:p>
          </table:table-cell>
          <table:table-cell table:style-name="ce58" office:value-type="string" calcext:value-type="string">
            <text:p>Test accuracy (after)</text:p>
          </table:table-cell>
          <table:table-cell table:style-name="ce58" office:value-type="string" calcext:value-type="string">
            <text:p>Sparsity rate (before)</text:p>
          </table:table-cell>
          <table:table-cell table:style-name="ce58" office:value-type="string" calcext:value-type="string">
            <text:p>Sparsity rate (after)</text:p>
          </table:table-cell>
          <table:table-cell table:style-name="ce58" office:value-type="string" calcext:value-type="string">
            <text:p>L2</text:p>
          </table:table-cell>
          <table:table-cell table:style-name="ce58" office:value-type="string" calcext:value-type="string">
            <text:p>diff_accuracy</text:p>
          </table:table-cell>
          <table:table-cell table:style-name="ce58" office:value-type="string" calcext:value-type="string">
            <text:p>diff_sparsity</text:p>
          </table:table-cell>
          <table:table-cell table:number-columns-repeated="1012"/>
        </table:table-row>
        <table:table-row table:style-name="ro1">
          <table:table-cell table:style-name="ce67" office:value-type="string" calcext:value-type="string">
            <text:p>Imax=50</text:p>
          </table:table-cell>
          <table:table-cell table:style-name="ce67" office:value-type="float" office:value="0.001" calcext:value-type="float">
            <text:p>0.001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2" calcext:value-type="float">
            <text:p>0.9932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56930068448501" calcext:value-type="float">
            <text:p>0.756930068448501</text:p>
          </table:table-cell>
          <table:table-cell table:style-name="ce67" office:value-type="float" office:value="0.0249027322791517" calcext:value-type="float">
            <text:p>0.0249027322791517</text:p>
          </table:table-cell>
          <table:table-cell table:style-name="ce97" table:formula="of:=[.C2]-[.D2]" office:value-type="float" office:value="0.000099999999999989" calcext:value-type="float">
            <text:p>0.000100000000000</text:p>
          </table:table-cell>
          <table:table-cell table:style-name="ce99" table:formula="of:=[.E2]-[.F2]" office:value-type="float" office:value="-0.12656004726206" calcext:value-type="float">
            <text:p>-0.1265600472620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 office:value-type="string" calcext:value-type="string">
            <text:p>Beta=45</text:p>
          </table:table-cell>
          <table:table-cell table:style-name="ce67" office:value-type="float" office:value="0.002" calcext:value-type="float">
            <text:p>0.002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53146862777053" calcext:value-type="float">
            <text:p>0.753146862777053</text:p>
          </table:table-cell>
          <table:table-cell table:style-name="ce67" office:value-type="float" office:value="0.0252860628027469" calcext:value-type="float">
            <text:p>0.0252860628027469</text:p>
          </table:table-cell>
          <table:table-cell table:style-name="ce97" table:formula="of:=[.C3]-[.D3]" office:value-type="float" office:value="0" calcext:value-type="float">
            <text:p>0.000000000000000</text:p>
          </table:table-cell>
          <table:table-cell table:style-name="ce99" table:formula="of:=[.E3]-[.F3]" office:value-type="float" office:value="-0.122776841590612" calcext:value-type="float">
            <text:p>-0.122776841590612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4" calcext:value-type="float">
            <text:p>0.004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46759297588005" calcext:value-type="float">
            <text:p>0.746759297588005</text:p>
          </table:table-cell>
          <table:table-cell table:style-name="ce67" office:value-type="float" office:value="0.0258158819459379" calcext:value-type="float">
            <text:p>0.0258158819459379</text:p>
          </table:table-cell>
          <table:table-cell table:style-name="ce97" table:formula="of:=[.C4]-[.D4]" office:value-type="float" office:value="0" calcext:value-type="float">
            <text:p>0.000000000000000</text:p>
          </table:table-cell>
          <table:table-cell table:style-name="ce99" table:formula="of:=[.E4]-[.F4]" office:value-type="float" office:value="-0.116389276401564" calcext:value-type="float">
            <text:p>-0.116389276401564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6" calcext:value-type="float">
            <text:p>0.006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37212614080834" calcext:value-type="float">
            <text:p>0.737212614080834</text:p>
          </table:table-cell>
          <table:table-cell table:style-name="ce67" office:value-type="float" office:value="0.0263489303993061" calcext:value-type="float">
            <text:p>0.0263489303993061</text:p>
          </table:table-cell>
          <table:table-cell table:style-name="ce97" table:formula="of:=[.C5]-[.D5]" office:value-type="float" office:value="0" calcext:value-type="float">
            <text:p>0.000000000000000</text:p>
          </table:table-cell>
          <table:table-cell table:style-name="ce99" table:formula="of:=[.E5]-[.F5]" office:value-type="float" office:value="-0.106842592894393" calcext:value-type="float">
            <text:p>-0.106842592894393</text:p>
          </table:table-cell>
          <table:table-cell table:style-name="ce82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8" calcext:value-type="float">
            <text:p>0.008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23912785202086" calcext:value-type="float">
            <text:p>0.723912785202086</text:p>
          </table:table-cell>
          <table:table-cell table:style-name="ce67" office:value-type="float" office:value="0.0269427851965651" calcext:value-type="float">
            <text:p>0.0269427851965651</text:p>
          </table:table-cell>
          <table:table-cell table:style-name="ce97" table:formula="of:=[.C6]-[.D6]" office:value-type="float" office:value="0" calcext:value-type="float">
            <text:p>0.000000000000000</text:p>
          </table:table-cell>
          <table:table-cell table:style-name="ce99" table:formula="of:=[.E6]-[.F6]" office:value-type="float" office:value="-0.0935427640156451" calcext:value-type="float">
            <text:p>-0.0935427640156451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09" calcext:value-type="float">
            <text:p>0.009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16183075293351" calcext:value-type="float">
            <text:p>0.716183075293351</text:p>
          </table:table-cell>
          <table:table-cell table:style-name="ce67" office:value-type="float" office:value="0.0272640480671078" calcext:value-type="float">
            <text:p>0.0272640480671078</text:p>
          </table:table-cell>
          <table:table-cell table:style-name="ce97" table:formula="of:=[.C7]-[.D7]" office:value-type="float" office:value="0" calcext:value-type="float">
            <text:p>0.000000000000000</text:p>
          </table:table-cell>
          <table:table-cell table:style-name="ce99" table:formula="of:=[.E7]-[.F7]" office:value-type="float" office:value="-0.0858130541069096" calcext:value-type="float">
            <text:p>-0.085813054106909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1" calcext:value-type="float">
            <text:p>0.01</text:p>
          </table:table-cell>
          <table:table-cell table:number-columns-repeated="2" table:style-name="ce75" office:value-type="float" office:value="0.9933" calcext:value-type="float">
            <text:p>0.993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708190922425033" calcext:value-type="float">
            <text:p>0.708190922425033</text:p>
          </table:table-cell>
          <table:table-cell table:style-name="ce67" office:value-type="float" office:value="0.027598891556263" calcext:value-type="float">
            <text:p>0.027598891556263</text:p>
          </table:table-cell>
          <table:table-cell table:style-name="ce97" table:formula="of:=[.C8]-[.D8]" office:value-type="float" office:value="0" calcext:value-type="float">
            <text:p>0.000000000000000</text:p>
          </table:table-cell>
          <table:table-cell table:style-name="ce99" table:formula="of:=[.E8]-[.F8]" office:value-type="float" office:value="-0.0778209012385916" calcext:value-type="float">
            <text:p>-0.0778209012385916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2" calcext:value-type="float">
            <text:p>0.02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31" calcext:value-type="float">
            <text:p>0.9931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647271153846154" calcext:value-type="float">
            <text:p>0.647271153846154</text:p>
          </table:table-cell>
          <table:table-cell table:style-name="ce67" office:value-type="float" office:value="0.0308934112576768" calcext:value-type="float">
            <text:p>0.0308934112576768</text:p>
          </table:table-cell>
          <table:table-cell table:style-name="ce97" table:formula="of:=[.C9]-[.D9]" office:value-type="float" office:value="0.000199999999999978" calcext:value-type="float">
            <text:p>0.000200000000000</text:p>
          </table:table-cell>
          <table:table-cell table:style-name="ce99" table:formula="of:=[.E9]-[.F9]" office:value-type="float" office:value="-0.0169011326597128" calcext:value-type="float">
            <text:p>-0.0169011326597128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4" calcext:value-type="float">
            <text:p>0.04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11" calcext:value-type="float">
            <text:p>0.9911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86888192633638" calcext:value-type="float">
            <text:p>0.586888192633638</text:p>
          </table:table-cell>
          <table:table-cell table:style-name="ce67" office:value-type="float" office:value="0.0352080893773586" calcext:value-type="float">
            <text:p>0.0352080893773586</text:p>
          </table:table-cell>
          <table:table-cell table:style-name="ce97" table:formula="of:=[.C10]-[.D10]" office:value-type="float" office:value="0.00219999999999998" calcext:value-type="float">
            <text:p>0.002200000000000</text:p>
          </table:table-cell>
          <table:table-cell table:style-name="ce99" table:formula="of:=[.E10]-[.F10]" office:value-type="float" office:value="0.0434818285528035" calcext:value-type="float">
            <text:p>0.0434818285528035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67"/>
          <table:table-cell table:style-name="ce67" office:value-type="float" office:value="0.06" calcext:value-type="float">
            <text:p>0.06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917" calcext:value-type="float">
            <text:p>0.9917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table:style-name="ce67" office:value-type="float" office:value="0.569602126792699" calcext:value-type="float">
            <text:p>0.569602126792699</text:p>
          </table:table-cell>
          <table:table-cell table:style-name="ce67" office:value-type="float" office:value="0.0364884430911392" calcext:value-type="float">
            <text:p>0.0364884430911392</text:p>
          </table:table-cell>
          <table:table-cell table:style-name="ce97" table:formula="of:=[.C11]-[.D11]" office:value-type="float" office:value="0.00159999999999993" calcext:value-type="float">
            <text:p>0.001600000000000</text:p>
          </table:table-cell>
          <table:table-cell table:style-name="ce99" table:formula="of:=[.E11]-[.F11]" office:value-type="float" office:value="0.0607678943937422" calcext:value-type="float">
            <text:p>0.0607678943937422</text:p>
          </table:table-cell>
          <table:table-cell table:style-name="ce8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08" calcext:value-type="float">
            <text:p>0.08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14" calcext:value-type="float">
            <text:p>0.9914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62240547588005" calcext:value-type="float">
            <text:p>0.562240547588005</text:p>
          </table:table-cell>
          <table:table-cell table:style-name="ce72" office:value-type="float" office:value="0.0371591176345944" calcext:value-type="float">
            <text:p>0.0371591176345944</text:p>
          </table:table-cell>
          <table:table-cell table:style-name="ce98" table:formula="of:=[.C12]-[.D12]" office:value-type="float" office:value="0.00190000000000001" calcext:value-type="float">
            <text:p>0.001900000000000</text:p>
          </table:table-cell>
          <table:table-cell table:style-name="ce99" table:formula="of:=[.E12]-[.F12]" office:value-type="float" office:value="0.0681294735984358" calcext:value-type="float">
            <text:p>0.0681294735984358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09" calcext:value-type="float">
            <text:p>0.09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12" calcext:value-type="float">
            <text:p>0.9912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59802566818775" calcext:value-type="float">
            <text:p>0.559802566818775</text:p>
          </table:table-cell>
          <table:table-cell table:style-name="ce72" office:value-type="float" office:value="0.0373948302295059" calcext:value-type="float">
            <text:p>0.0373948302295059</text:p>
          </table:table-cell>
          <table:table-cell table:style-name="ce98" table:formula="of:=[.C13]-[.D13]" office:value-type="float" office:value="0.00209999999999999" calcext:value-type="float">
            <text:p>0.002100000000000</text:p>
          </table:table-cell>
          <table:table-cell table:style-name="ce99" table:formula="of:=[.E13]-[.F13]" office:value-type="float" office:value="0.0705674543676665" calcext:value-type="float">
            <text:p>0.0705674543676665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1" calcext:value-type="float">
            <text:p>0.1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18" calcext:value-type="float">
            <text:p>0.9918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57920159713168" calcext:value-type="float">
            <text:p>0.557920159713168</text:p>
          </table:table-cell>
          <table:table-cell table:style-name="ce72" office:value-type="float" office:value="0.0376010958779603" calcext:value-type="float">
            <text:p>0.0376010958779603</text:p>
          </table:table-cell>
          <table:table-cell table:style-name="ce98" table:formula="of:=[.C14]-[.D14]" office:value-type="float" office:value="0.00149999999999995" calcext:value-type="float">
            <text:p>0.001500000000000</text:p>
          </table:table-cell>
          <table:table-cell table:style-name="ce99" table:formula="of:=[.E14]-[.F14]" office:value-type="float" office:value="0.0724498614732728" calcext:value-type="float">
            <text:p>0.0724498614732728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2" calcext:value-type="float">
            <text:p>0.2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922" calcext:value-type="float">
            <text:p>0.9922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48075961538462" calcext:value-type="float">
            <text:p>0.548075961538462</text:p>
          </table:table-cell>
          <table:table-cell table:style-name="ce72" office:value-type="float" office:value="0.0388670738063753" calcext:value-type="float">
            <text:p>0.0388670738063753</text:p>
          </table:table-cell>
          <table:table-cell table:style-name="ce98" table:formula="of:=[.C15]-[.D15]" office:value-type="float" office:value="0.00109999999999999" calcext:value-type="float">
            <text:p>0.001100000000000</text:p>
          </table:table-cell>
          <table:table-cell table:style-name="ce99" table:formula="of:=[.E15]-[.F15]" office:value-type="float" office:value="0.0822940596479794" calcext:value-type="float">
            <text:p>0.0822940596479794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80" office:value-type="float" office:value="0.4" calcext:value-type="float">
            <text:p>0.4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895" calcext:value-type="float">
            <text:p>0.9895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42381738917862" calcext:value-type="float">
            <text:p>0.542381738917862</text:p>
          </table:table-cell>
          <table:table-cell table:style-name="ce72" office:value-type="float" office:value="0.0401276961568743" calcext:value-type="float">
            <text:p>0.0401276961568743</text:p>
          </table:table-cell>
          <table:table-cell table:style-name="ce98" table:formula="of:=[.C16]-[.D16]" office:value-type="float" office:value="0.00379999999999991" calcext:value-type="float">
            <text:p>0.003800000000000</text:p>
          </table:table-cell>
          <table:table-cell table:style-name="ce99" table:formula="of:=[.E16]-[.F16]" office:value-type="float" office:value="0.0879882822685793" calcext:value-type="float">
            <text:p>0.0879882822685793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6" calcext:value-type="float">
            <text:p>0.6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895" calcext:value-type="float">
            <text:p>0.9895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43544605606258" calcext:value-type="float">
            <text:p>0.543544605606258</text:p>
          </table:table-cell>
          <table:table-cell table:style-name="ce72" office:value-type="float" office:value="0.0410526697609574" calcext:value-type="float">
            <text:p>0.0410526697609574</text:p>
          </table:table-cell>
          <table:table-cell table:style-name="ce98" table:formula="of:=[.C17]-[.D17]" office:value-type="float" office:value="0.00379999999999991" calcext:value-type="float">
            <text:p>0.003800000000000</text:p>
          </table:table-cell>
          <table:table-cell table:style-name="ce99" table:formula="of:=[.E17]-[.F17]" office:value-type="float" office:value="0.0868254155801829" calcext:value-type="float">
            <text:p>0.0868254155801829</text:p>
          </table:table-cell>
          <table:table-cell table:style-name="ce31"/>
          <table:table-cell table:number-columns-repeated="1011"/>
        </table:table-row>
        <table:table-row table:style-name="ro1">
          <table:table-cell table:style-name="ce72"/>
          <table:table-cell table:style-name="ce69" office:value-type="float" office:value="0.8" calcext:value-type="float">
            <text:p>0.8</text:p>
          </table:table-cell>
          <table:table-cell table:style-name="ce88" office:value-type="float" office:value="0.9933" calcext:value-type="float">
            <text:p>0.9933</text:p>
          </table:table-cell>
          <table:table-cell table:style-name="ce88" office:value-type="float" office:value="0.9865" calcext:value-type="float">
            <text:p>0.9865</text:p>
          </table:table-cell>
          <table:table-cell table:style-name="ce69" office:value-type="float" office:value="0.630370021186441" calcext:value-type="float">
            <text:p>0.630370021186441</text:p>
          </table:table-cell>
          <table:table-cell table:style-name="ce72" office:value-type="float" office:value="0.543208751629726" calcext:value-type="float">
            <text:p>0.543208751629726</text:p>
          </table:table-cell>
          <table:table-cell table:style-name="ce72" office:value-type="float" office:value="0.0416089466165751" calcext:value-type="float">
            <text:p>0.0416089466165751</text:p>
          </table:table-cell>
          <table:table-cell table:style-name="ce98" table:formula="of:=[.C18]-[.D18]" office:value-type="float" office:value="0.00679999999999992" calcext:value-type="float">
            <text:p>0.006800000000000</text:p>
          </table:table-cell>
          <table:table-cell table:style-name="ce99" table:formula="of:=[.E18]-[.F18]" office:value-type="float" office:value="0.0871612695567149" calcext:value-type="float">
            <text:p>0.0871612695567149</text:p>
          </table:table-cell>
          <table:table-cell table:style-name="ce31"/>
          <table:table-cell table:number-columns-repeated="1011"/>
        </table:table-row>
        <table:table-row table:style-name="ro1">
          <table:table-cell/>
          <table:table-cell table:style-name="ce69" office:value-type="float" office:value="0.9" calcext:value-type="float">
            <text:p>0.9</text:p>
          </table:table-cell>
          <table:table-cell table:style-name="ce75" office:value-type="float" office:value="0.9933" calcext:value-type="float">
            <text:p>0.9933</text:p>
          </table:table-cell>
          <table:table-cell table:style-name="ce75" office:value-type="float" office:value="0.9853" calcext:value-type="float">
            <text:p>0.9853</text:p>
          </table:table-cell>
          <table:table-cell table:style-name="ce67" office:value-type="float" office:value="0.630370021186441" calcext:value-type="float">
            <text:p>0.630370021186441</text:p>
          </table:table-cell>
          <table:table-cell office:value-type="float" office:value="0.544815083116037" calcext:value-type="float">
            <text:p>0.544815083116037</text:p>
          </table:table-cell>
          <table:table-cell office:value-type="float" office:value="0.0419050152398646" calcext:value-type="float">
            <text:p>0.0419050152398646</text:p>
          </table:table-cell>
          <table:table-cell table:style-name="ce97" table:formula="of:=[.C19]-[.D19]" office:value-type="float" office:value="0.00800000000000001" calcext:value-type="float">
            <text:p>0.008000000000000</text:p>
          </table:table-cell>
          <table:table-cell table:style-name="ce99" table:formula="of:=[.E19]-[.F19]" office:value-type="float" office:value="0.0855549380704045" calcext:value-type="float">
            <text:p>0.0855549380704045</text:p>
          </table:table-cell>
          <table:table-cell table:number-columns-repeated="1012"/>
        </table:table-row>
        <table:table-row table:style-name="ro3" table:number-rows-repeated="3">
          <table:table-cell/>
          <table:table-cell table:style-name="ce67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 office:value-type="string" calcext:value-type="string">
            <text:p>round</text:p>
          </table:table-cell>
          <table:table-cell table:style-name="ce58" office:value-type="string" calcext:value-type="string">
            <text:p>imax</text:p>
          </table:table-cell>
          <table:table-cell table:style-name="ce58" office:value-type="string" calcext:value-type="string">
            <text:p>best_lr</text:p>
          </table:table-cell>
          <table:table-cell table:style-name="ce58" office:value-type="string" calcext:value-type="string">
            <text:p>sparsity_drop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" calcext:value-type="float">
            <text:p>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09754509452412" calcext:value-type="float">
            <text:p>0.0975450945241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2" calcext:value-type="float">
            <text:p>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03372302803129" calcext:value-type="float">
            <text:p>0.10337230280312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3" calcext:value-type="float">
            <text:p>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2" calcext:value-type="float">
            <text:p>0.2</text:p>
          </table:table-cell>
          <table:table-cell table:style-name="ce61" office:value-type="float" office:value="0.10630134452412" calcext:value-type="float">
            <text:p>0.1063013445241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4" calcext:value-type="float">
            <text:p>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0890181714472" calcext:value-type="float">
            <text:p>0.1089018171447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5" calcext:value-type="float">
            <text:p>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1" calcext:value-type="float">
            <text:p>0.1</text:p>
          </table:table-cell>
          <table:table-cell table:style-name="ce61" office:value-type="float" office:value="0.111052428292047" calcext:value-type="float">
            <text:p>0.11105242829204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6" calcext:value-type="float">
            <text:p>6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2443692959583" calcext:value-type="float">
            <text:p>0.11244369295958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7" calcext:value-type="float">
            <text:p>7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3345526401565" calcext:value-type="float">
            <text:p>0.113345526401565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8" calcext:value-type="float">
            <text:p>8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4019752281617" calcext:value-type="float">
            <text:p>0.114019752281617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9" calcext:value-type="float">
            <text:p>9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4570664928292" calcext:value-type="float">
            <text:p>0.11457066492829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5041981747066" calcext:value-type="float">
            <text:p>0.11504198174706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1" calcext:value-type="float">
            <text:p>11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5453829856584" calcext:value-type="float">
            <text:p>0.115453829856584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5835723598436" calcext:value-type="float">
            <text:p>0.115835723598436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3" calcext:value-type="float">
            <text:p>13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6167951434159" calcext:value-type="float">
            <text:p>0.116167951434159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4" calcext:value-type="float">
            <text:p>14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6485153194263" calcext:value-type="float">
            <text:p>0.116485153194263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50" calcext:value-type="float">
            <text:p>50</text:p>
          </table:table-cell>
          <table:table-cell table:style-name="ce61" office:value-type="float" office:value="0.08" calcext:value-type="float">
            <text:p>0.08</text:p>
          </table:table-cell>
          <table:table-cell table:style-name="ce61" office:value-type="float" office:value="0.116746300521512" calcext:value-type="float">
            <text:p>0.116746300521512</text:p>
          </table:table-cell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58"/>
          <table:table-cell table:style-name="ce61" table:number-columns-repeated="4"/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10">
          <table:table-cell/>
          <table:table-cell table:style-name="ce61" table:number-columns-repeated="4"/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4">
          <table:table-cell table:style-name="ce72"/>
          <table:table-cell table:style-name="ce61" table:number-columns-repeated="4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4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3" table:number-rows-repeated="11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/>
          <table:table-cell table:style-name="ce61" table:number-columns-repeated="3"/>
          <table:table-cell table:number-columns-repeated="1017"/>
        </table:table-row>
        <table:table-row table:style-name="ro3" table:number-rows-repeated="2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 table:number-rows-repeated="2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/>
          <table:table-cell table:style-name="ce61" table:number-columns-repeated="3"/>
          <table:table-cell table:number-columns-repeated="1017"/>
        </table:table-row>
        <table:table-row table:style-name="ro3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>
          <table:table-cell table:style-name="ce72"/>
          <table:table-cell table:style-name="ce61" table:number-columns-repeated="3"/>
          <table:table-cell table:number-columns-repeated="3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65"/>
          <table:table-cell table:style-name="ce61" table:number-columns-repeated="3"/>
          <table:table-cell table:style-name="ce76"/>
          <table:table-cell table:number-columns-repeated="2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65"/>
          <table:table-cell table:style-name="ce61" table:number-columns-repeated="3"/>
          <table:table-cell table:style-name="ce76"/>
          <table:table-cell table:number-columns-repeated="1016"/>
        </table:table-row>
        <table:table-row table:style-name="ro3">
          <table:table-cell table:style-name="ce74"/>
          <table:table-cell table:style-name="ce72" table:number-columns-repeated="2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3" table:number-rows-repeated="4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4"/>
          <table:table-cell table:style-name="ce72" table:number-columns-repeated="2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3" table:number-rows-repeated="5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style-name="ce72"/>
          <table:table-cell table:style-name="ce74"/>
          <table:table-cell table:style-name="ce72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3">
          <table:table-cell table:style-name="ce72" table:number-columns-repeated="3"/>
          <table:table-cell table:number-columns-repeated="1018"/>
        </table:table-row>
        <table:table-row table:style-name="ro3" table:number-rows-repeated="3">
          <table:table-cell table:style-name="ce72"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 table:number-rows-repeated="2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style-name="ce72"/>
          <table:table-cell table:style-name="ce74"/>
          <table:table-cell table:style-name="ce72"/>
          <table:table-cell table:number-columns-repeated="4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number-columns-repeated="4"/>
          <table:table-cell table:style-name="ce62"/>
          <table:table-cell table:number-columns-repeated="1013"/>
        </table:table-row>
        <table:table-row table:style-name="ro1" table:number-rows-repeated="5">
          <table:table-cell table:style-name="ce72" table:number-columns-repeated="3"/>
          <table:table-cell table:number-columns-repeated="1018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3">
          <table:table-cell table:style-name="ce72" table:number-columns-repeated="3"/>
          <table:table-cell table:number-columns-repeated="1018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style-name="ce72" table:number-columns-repeated="3"/>
          <table:table-cell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>
          <table:table-cell table:style-name="ce72"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>
          <table:table-cell table:style-name="ce72"/>
          <table:table-cell table:style-name="ce74"/>
          <table:table-cell table:style-name="ce72"/>
          <table:table-cell table:number-columns-repeated="1018"/>
        </table:table-row>
        <table:table-row table:style-name="ro1" table:number-rows-repeated="4">
          <table:table-cell table:style-name="ce72" table:number-columns-repeated="3"/>
          <table:table-cell table:number-columns-repeated="1018"/>
        </table:table-row>
        <table:table-row table:style-name="ro3" table:number-rows-repeated="2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3">
          <table:table-cell table:style-name="ce72" table:number-columns-repeated="3"/>
          <table:table-cell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style-name="ce72" table:number-columns-repeated="3"/>
          <table:table-cell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8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7"/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/>
          <table:table-cell table:style-name="ce58"/>
          <table:table-cell table:number-columns-repeated="5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>
          <table:table-cell table:number-columns-repeated="3"/>
          <table:table-cell table:style-name="ce61"/>
          <table:table-cell table:number-columns-repeated="1017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 table:number-rows-repeated="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8"/>
          <table:table-cell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 table:number-rows-repeated="6">
          <table:table-cell table:number-columns-repeated="1021"/>
        </table:table-row>
        <table:table-row table:style-name="ro1">
          <table:table-cell table:number-columns-repeated="8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1021"/>
        </table:table-row>
        <table:table-row table:style-name="ro3" table:number-rows-repeated="3">
          <table:table-cell table:number-columns-repeated="3"/>
          <table:table-cell table:style-name="ce61"/>
          <table:table-cell table:style-name="ce62"/>
          <table:table-cell table:number-columns-repeated="2"/>
          <table:table-cell table:style-name="ce62"/>
          <table:table-cell table:number-columns-repeated="1013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3" table:number-rows-repeated="5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3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3"/>
          <table:table-cell table:style-name="ce61"/>
          <table:table-cell table:style-name="ce62"/>
          <table:table-cell table:number-columns-repeated="1016"/>
        </table:table-row>
        <table:table-row table:style-name="ro1">
          <table:table-cell/>
          <table:table-cell table:style-name="ce58"/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3" table:number-rows-repeated="5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 table:number-columns-repeated="7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10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4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7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3" table:number-rows-repeated="8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 table:number-rows-repeated="6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3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60"/>
          <table:table-cell table:number-columns-repeated="5"/>
          <table:table-cell table:style-name="ce62"/>
          <table:table-cell table:style-name="ce60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2">
          <table:table-cell table:number-columns-repeated="7"/>
          <table:table-cell table:style-name="ce62"/>
          <table:table-cell table:number-columns-repeated="1013"/>
        </table:table-row>
        <table:table-row table:style-name="ro3">
          <table:table-cell/>
          <table:table-cell table:style-name="ce59"/>
          <table:table-cell table:number-columns-repeated="5"/>
          <table:table-cell table:style-name="ce62"/>
          <table:table-cell table:style-name="ce59"/>
          <table:table-cell table:style-name="ce7"/>
          <table:table-cell table:number-columns-repeated="1011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5">
          <table:table-cell table:number-columns-repeated="1021"/>
        </table:table-row>
        <table:table-row table:style-name="ro3" table:number-rows-repeated="3">
          <table:table-cell table:number-columns-repeated="7"/>
          <table:table-cell table:style-name="ce62"/>
          <table:table-cell table:number-columns-repeated="1013"/>
        </table:table-row>
        <table:table-row table:style-name="ro1" table:number-rows-repeated="1047912">
          <table:table-cell table:number-columns-repeated="1021"/>
        </table:table-row>
        <table:table-row table:style-name="ro1">
          <table:table-cell table:number-columns-repeated="1021"/>
        </table:table-row>
        <calcext:conditional-formats>
          <calcext:conditional-format calcext:target-range-address="4_imax_lr.I2:4_imax_lr.I19">
            <calcext:condition calcext:apply-style-name="Good" calcext:value="top-elements(3)" calcext:base-cell-address="4_imax_lr.I2"/>
          </calcext:conditional-format>
          <calcext:conditional-format calcext:target-range-address="4_imax_lr.H2:4_imax_lr.H19">
            <calcext:condition calcext:apply-style-name="Good" calcext:value="bottom-elements(3)" calcext:base-cell-address="4_imax_lr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0" number:min-decimal-places="10" number:min-integer-digits="1"/>
    </number:number-style>
    <number:number-style style:name="N111">
      <number:number number:decimal-places="15" number:min-decimal-places="15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6-11T10:53:01Z</meta:creation-date>
    <dc:date>2024-10-24T12:56:32.529414254</dc:date>
    <meta:editing-cycles>428</meta:editing-cycles>
    <meta:editing-duration>P4DT3H59M34S</meta:editing-duration>
    <meta:document-statistic meta:table-count="4" meta:cell-count="925" meta:object-count="0"/>
  </office:meta>
</office:document-meta>
</file>